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82mm"/>
    </style:style>
    <style:style style:name="co2" style:family="table-column">
      <style:table-column-properties fo:break-before="auto" style:column-width="6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52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5.26mm"/>
    </style:style>
    <style:style style:name="co7" style:family="table-column">
      <style:table-column-properties fo:break-before="auto" style:column-width="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k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Xiowx$xir$wtigneprmi$tv~}ksxs{ers$m$~ew~}jvs{ers$re$osroyvw$mrj</text:p>
          </table:table-cell>
          <table:table-cell table:number-columns-repeated="3"/>
          <table:table-cell table:formula="of:=MID([.$A1];COLUMN( )-4;1)" office:value-type="string" office:string-value="X" calcext:value-type="string">
            <text:p>X</text:p>
          </table:table-cell>
          <table:table-cell table:formula="of:=MID([.$A1];COLUMN( )-4;1)" office:value-type="string" office:string-value="i" calcext:value-type="string">
            <text:p>i</text:p>
          </table:table-cell>
          <table:table-cell table:formula="of:=MID([.$A1];COLUMN( )-4;1)" office:value-type="string" office:string-value="o" calcext:value-type="string">
            <text:p>o</text:p>
          </table:table-cell>
          <table:table-cell table:formula="of:=MID([.$A1];COLUMN( )-4;1)" office:value-type="string" office:string-value="w" calcext:value-type="string">
            <text:p>w</text:p>
          </table:table-cell>
          <table:table-cell table:formula="of:=MID([.$A1];COLUMN( )-4;1)" office:value-type="string" office:string-value="x" calcext:value-type="string">
            <text:p>x</text:p>
          </table:table-cell>
          <table:table-cell table:formula="of:=MID([.$A1];COLUMN( )-4;1)" office:value-type="string" office:string-value="$" calcext:value-type="string">
            <text:p>$</text:p>
          </table:table-cell>
          <table:table-cell table:formula="of:=MID([.$A1];COLUMN( )-4;1)" office:value-type="string" office:string-value="x" calcext:value-type="string">
            <text:p>x</text:p>
          </table:table-cell>
          <table:table-cell table:formula="of:=MID([.$A1];COLUMN( )-4;1)" office:value-type="string" office:string-value="i" calcext:value-type="string">
            <text:p>i</text:p>
          </table:table-cell>
          <table:table-cell table:formula="of:=MID([.$A1];COLUMN( )-4;1)" office:value-type="string" office:string-value="r" calcext:value-type="string">
            <text:p>r</text:p>
          </table:table-cell>
          <table:table-cell table:formula="of:=MID([.$A1];COLUMN( )-4;1)" office:value-type="string" office:string-value="$" calcext:value-type="string">
            <text:p>$</text:p>
          </table:table-cell>
          <table:table-cell table:formula="of:=MID([.$A1];COLUMN( )-4;1)" office:value-type="string" office:string-value="w" calcext:value-type="string">
            <text:p>w</text:p>
          </table:table-cell>
          <table:table-cell table:formula="of:=MID([.$A1];COLUMN( )-4;1)" office:value-type="string" office:string-value="t" calcext:value-type="string">
            <text:p>t</text:p>
          </table:table-cell>
          <table:table-cell table:formula="of:=MID([.$A1];COLUMN( )-4;1)" office:value-type="string" office:string-value="i" calcext:value-type="string">
            <text:p>i</text:p>
          </table:table-cell>
          <table:table-cell table:formula="of:=MID([.$A1];COLUMN( )-4;1)" office:value-type="string" office:string-value="g" calcext:value-type="string">
            <text:p>g</text:p>
          </table:table-cell>
          <table:table-cell table:formula="of:=MID([.$A1];COLUMN( )-4;1)" office:value-type="string" office:string-value="n" calcext:value-type="string">
            <text:p>n</text:p>
          </table:table-cell>
          <table:table-cell table:formula="of:=MID([.$A1];COLUMN( )-4;1)" office:value-type="string" office:string-value="e" calcext:value-type="string">
            <text:p>e</text:p>
          </table:table-cell>
          <table:table-cell table:formula="of:=MID([.$A1];COLUMN( )-4;1)" office:value-type="string" office:string-value="p" calcext:value-type="string">
            <text:p>p</text:p>
          </table:table-cell>
          <table:table-cell table:formula="of:=MID([.$A1];COLUMN( )-4;1)" office:value-type="string" office:string-value="r" calcext:value-type="string">
            <text:p>r</text:p>
          </table:table-cell>
          <table:table-cell table:formula="of:=MID([.$A1];COLUMN( )-4;1)" office:value-type="string" office:string-value="m" calcext:value-type="string">
            <text:p>m</text:p>
          </table:table-cell>
          <table:table-cell table:formula="of:=MID([.$A1];COLUMN( )-4;1)" office:value-type="string" office:string-value="i" calcext:value-type="string">
            <text:p>i</text:p>
          </table:table-cell>
          <table:table-cell table:formula="of:=MID([.$A1];COLUMN( )-4;1)" office:value-type="string" office:string-value="$" calcext:value-type="string">
            <text:p>$</text:p>
          </table:table-cell>
          <table:table-cell table:formula="of:=MID([.$A1];COLUMN( )-4;1)" office:value-type="string" office:string-value="t" calcext:value-type="string">
            <text:p>t</text:p>
          </table:table-cell>
          <table:table-cell table:formula="of:=MID([.$A1];COLUMN( )-4;1)" office:value-type="string" office:string-value="v" calcext:value-type="string">
            <text:p>v</text:p>
          </table:table-cell>
          <table:table-cell table:formula="of:=MID([.$A1];COLUMN( )-4;1)" office:value-type="string" office:string-value="~" calcext:value-type="string">
            <text:p>~</text:p>
          </table:table-cell>
          <table:table-cell table:formula="of:=MID([.$A1];COLUMN( )-4;1)" office:value-type="string" office:string-value="}" calcext:value-type="string">
            <text:p>}</text:p>
          </table:table-cell>
          <table:table-cell table:formula="of:=MID([.$A1];COLUMN( )-4;1)" office:value-type="string" office:string-value="k" calcext:value-type="string">
            <text:p>k</text:p>
          </table:table-cell>
          <table:table-cell table:formula="of:=MID([.$A1];COLUMN( )-4;1)" office:value-type="string" office:string-value="s" calcext:value-type="string">
            <text:p>s</text:p>
          </table:table-cell>
          <table:table-cell table:formula="of:=MID([.$A1];COLUMN( )-4;1)" office:value-type="string" office:string-value="x" calcext:value-type="string">
            <text:p>x</text:p>
          </table:table-cell>
          <table:table-cell table:formula="of:=MID([.$A1];COLUMN( )-4;1)" office:value-type="string" office:string-value="s" calcext:value-type="string">
            <text:p>s</text:p>
          </table:table-cell>
          <table:table-cell table:formula="of:=MID([.$A1];COLUMN( )-4;1)" office:value-type="string" office:string-value="{" calcext:value-type="string">
            <text:p>{</text:p>
          </table:table-cell>
          <table:table-cell table:formula="of:=MID([.$A1];COLUMN( )-4;1)" office:value-type="string" office:string-value="e" calcext:value-type="string">
            <text:p>e</text:p>
          </table:table-cell>
          <table:table-cell table:formula="of:=MID([.$A1];COLUMN( )-4;1)" office:value-type="string" office:string-value="r" calcext:value-type="string">
            <text:p>r</text:p>
          </table:table-cell>
          <table:table-cell table:formula="of:=MID([.$A1];COLUMN( )-4;1)" office:value-type="string" office:string-value="s" calcext:value-type="string">
            <text:p>s</text:p>
          </table:table-cell>
          <table:table-cell table:formula="of:=MID([.$A1];COLUMN( )-4;1)" office:value-type="string" office:string-value="$" calcext:value-type="string">
            <text:p>$</text:p>
          </table:table-cell>
          <table:table-cell table:formula="of:=MID([.$A1];COLUMN( )-4;1)" office:value-type="string" office:string-value="m" calcext:value-type="string">
            <text:p>m</text:p>
          </table:table-cell>
          <table:table-cell table:formula="of:=MID([.$A1];COLUMN( )-4;1)" office:value-type="string" office:string-value="$" calcext:value-type="string">
            <text:p>$</text:p>
          </table:table-cell>
          <table:table-cell table:formula="of:=MID([.$A1];COLUMN( )-4;1)" office:value-type="string" office:string-value="~" calcext:value-type="string">
            <text:p>~</text:p>
          </table:table-cell>
          <table:table-cell table:formula="of:=MID([.$A1];COLUMN( )-4;1)" office:value-type="string" office:string-value="e" calcext:value-type="string">
            <text:p>e</text:p>
          </table:table-cell>
          <table:table-cell table:formula="of:=MID([.$A1];COLUMN( )-4;1)" office:value-type="string" office:string-value="w" calcext:value-type="string">
            <text:p>w</text:p>
          </table:table-cell>
          <table:table-cell table:formula="of:=MID([.$A1];COLUMN( )-4;1)" office:value-type="string" office:string-value="~" calcext:value-type="string">
            <text:p>~</text:p>
          </table:table-cell>
          <table:table-cell table:formula="of:=MID([.$A1];COLUMN( )-4;1)" office:value-type="string" office:string-value="}" calcext:value-type="string">
            <text:p>}</text:p>
          </table:table-cell>
          <table:table-cell table:formula="of:=MID([.$A1];COLUMN( )-4;1)" office:value-type="string" office:string-value="j" calcext:value-type="string">
            <text:p>j</text:p>
          </table:table-cell>
          <table:table-cell table:formula="of:=MID([.$A1];COLUMN( )-4;1)" office:value-type="string" office:string-value="v" calcext:value-type="string">
            <text:p>v</text:p>
          </table:table-cell>
          <table:table-cell table:formula="of:=MID([.$A1];COLUMN( )-4;1)" office:value-type="string" office:string-value="s" calcext:value-type="string">
            <text:p>s</text:p>
          </table:table-cell>
          <table:table-cell table:formula="of:=MID([.$A1];COLUMN( )-4;1)" office:value-type="string" office:string-value="{" calcext:value-type="string">
            <text:p>{</text:p>
          </table:table-cell>
          <table:table-cell table:formula="of:=MID([.$A1];COLUMN( )-4;1)" office:value-type="string" office:string-value="e" calcext:value-type="string">
            <text:p>e</text:p>
          </table:table-cell>
          <table:table-cell table:formula="of:=MID([.$A1];COLUMN( )-4;1)" office:value-type="string" office:string-value="r" calcext:value-type="string">
            <text:p>r</text:p>
          </table:table-cell>
          <table:table-cell table:formula="of:=MID([.$A1];COLUMN( )-4;1)" office:value-type="string" office:string-value="s" calcext:value-type="string">
            <text:p>s</text:p>
          </table:table-cell>
          <table:table-cell table:formula="of:=MID([.$A1];COLUMN( )-4;1)" office:value-type="string" office:string-value="$" calcext:value-type="string">
            <text:p>$</text:p>
          </table:table-cell>
          <table:table-cell table:formula="of:=MID([.$A1];COLUMN( )-4;1)" office:value-type="string" office:string-value="r" calcext:value-type="string">
            <text:p>r</text:p>
          </table:table-cell>
          <table:table-cell table:formula="of:=MID([.$A1];COLUMN( )-4;1)" office:value-type="string" office:string-value="e" calcext:value-type="string">
            <text:p>e</text:p>
          </table:table-cell>
          <table:table-cell table:formula="of:=MID([.$A1];COLUMN( )-4;1)" office:value-type="string" office:string-value="$" calcext:value-type="string">
            <text:p>$</text:p>
          </table:table-cell>
          <table:table-cell table:formula="of:=MID([.$A1];COLUMN( )-4;1)" office:value-type="string" office:string-value="o" calcext:value-type="string">
            <text:p>o</text:p>
          </table:table-cell>
          <table:table-cell table:formula="of:=MID([.$A1];COLUMN( )-4;1)" office:value-type="string" office:string-value="s" calcext:value-type="string">
            <text:p>s</text:p>
          </table:table-cell>
          <table:table-cell table:formula="of:=MID([.$A1];COLUMN( )-4;1)" office:value-type="string" office:string-value="r" calcext:value-type="string">
            <text:p>r</text:p>
          </table:table-cell>
          <table:table-cell table:formula="of:=MID([.$A1];COLUMN( )-4;1)" office:value-type="string" office:string-value="o" calcext:value-type="string">
            <text:p>o</text:p>
          </table:table-cell>
          <table:table-cell table:formula="of:=MID([.$A1];COLUMN( )-4;1)" office:value-type="string" office:string-value="y" calcext:value-type="string">
            <text:p>y</text:p>
          </table:table-cell>
          <table:table-cell table:formula="of:=MID([.$A1];COLUMN( )-4;1)" office:value-type="string" office:string-value="v" calcext:value-type="string">
            <text:p>v</text:p>
          </table:table-cell>
          <table:table-cell table:formula="of:=MID([.$A1];COLUMN( )-4;1)" office:value-type="string" office:string-value="w" calcext:value-type="string">
            <text:p>w</text:p>
          </table:table-cell>
          <table:table-cell table:formula="of:=MID([.$A1];COLUMN( )-4;1)" office:value-type="string" office:string-value="$" calcext:value-type="string">
            <text:p>$</text:p>
          </table:table-cell>
          <table:table-cell table:formula="of:=MID([.$A1];COLUMN( )-4;1)" office:value-type="string" office:string-value="m" calcext:value-type="string">
            <text:p>m</text:p>
          </table:table-cell>
          <table:table-cell table:formula="of:=MID([.$A1];COLUMN( )-4;1)" office:value-type="string" office:string-value="r" calcext:value-type="string">
            <text:p>r</text:p>
          </table:table-cell>
          <table:table-cell table:formula="of:=MID([.$A1];COLUMN( )-4;1)" office:value-type="string" office:string-value="j" calcext:value-type="string">
            <text:p>j</text:p>
          </table:table-cell>
        </table:table-row>
        <table:table-row table:style-name="ro1">
          <table:table-cell office:value-type="string" calcext:value-type="string">
            <text:p>svqex}g~r}2Xeomi$w~}jvs{ermi$niwx$fevh~s$tvswxi0$e$re{ix$tv}qmx</text:p>
          </table:table-cell>
          <table:table-cell table:number-columns-repeated="3"/>
          <table:table-cell table:formula="of:=MID([.$A2];COLUMN( )-4;1)" office:value-type="string" office:string-value="s" calcext:value-type="string">
            <text:p>s</text:p>
          </table:table-cell>
          <table:table-cell table:formula="of:=MID([.$A2];COLUMN( )-4;1)" office:value-type="string" office:string-value="v" calcext:value-type="string">
            <text:p>v</text:p>
          </table:table-cell>
          <table:table-cell table:formula="of:=MID([.$A2];COLUMN( )-4;1)" office:value-type="string" office:string-value="q" calcext:value-type="string">
            <text:p>q</text:p>
          </table:table-cell>
          <table:table-cell table:formula="of:=MID([.$A2];COLUMN( )-4;1)" office:value-type="string" office:string-value="e" calcext:value-type="string">
            <text:p>e</text:p>
          </table:table-cell>
          <table:table-cell table:formula="of:=MID([.$A2];COLUMN( )-4;1)" office:value-type="string" office:string-value="x" calcext:value-type="string">
            <text:p>x</text:p>
          </table:table-cell>
          <table:table-cell table:formula="of:=MID([.$A2];COLUMN( )-4;1)" office:value-type="string" office:string-value="}" calcext:value-type="string">
            <text:p>}</text:p>
          </table:table-cell>
          <table:table-cell table:formula="of:=MID([.$A2];COLUMN( )-4;1)" office:value-type="string" office:string-value="g" calcext:value-type="string">
            <text:p>g</text:p>
          </table:table-cell>
          <table:table-cell table:formula="of:=MID([.$A2];COLUMN( )-4;1)" office:value-type="string" office:string-value="~" calcext:value-type="string">
            <text:p>~</text:p>
          </table:table-cell>
          <table:table-cell table:formula="of:=MID([.$A2];COLUMN( )-4;1)" office:value-type="string" office:string-value="r" calcext:value-type="string">
            <text:p>r</text:p>
          </table:table-cell>
          <table:table-cell table:formula="of:=MID([.$A2];COLUMN( )-4;1)" office:value-type="string" office:string-value="}" calcext:value-type="string">
            <text:p>}</text:p>
          </table:table-cell>
          <table:table-cell table:formula="of:=MID([.$A2];COLUMN( )-4;1)" office:value-type="string" office:string-value="2" calcext:value-type="string">
            <text:p>2</text:p>
          </table:table-cell>
          <table:table-cell table:formula="of:=MID([.$A2];COLUMN( )-4;1)" office:value-type="string" office:string-value="X" calcext:value-type="string">
            <text:p>X</text:p>
          </table:table-cell>
          <table:table-cell table:formula="of:=MID([.$A2];COLUMN( )-4;1)" office:value-type="string" office:string-value="e" calcext:value-type="string">
            <text:p>e</text:p>
          </table:table-cell>
          <table:table-cell table:formula="of:=MID([.$A2];COLUMN( )-4;1)" office:value-type="string" office:string-value="o" calcext:value-type="string">
            <text:p>o</text:p>
          </table:table-cell>
          <table:table-cell table:formula="of:=MID([.$A2];COLUMN( )-4;1)" office:value-type="string" office:string-value="m" calcext:value-type="string">
            <text:p>m</text:p>
          </table:table-cell>
          <table:table-cell table:formula="of:=MID([.$A2];COLUMN( )-4;1)" office:value-type="string" office:string-value="i" calcext:value-type="string">
            <text:p>i</text:p>
          </table:table-cell>
          <table:table-cell table:formula="of:=MID([.$A2];COLUMN( )-4;1)" office:value-type="string" office:string-value="$" calcext:value-type="string">
            <text:p>$</text:p>
          </table:table-cell>
          <table:table-cell table:formula="of:=MID([.$A2];COLUMN( )-4;1)" office:value-type="string" office:string-value="w" calcext:value-type="string">
            <text:p>w</text:p>
          </table:table-cell>
          <table:table-cell table:formula="of:=MID([.$A2];COLUMN( )-4;1)" office:value-type="string" office:string-value="~" calcext:value-type="string">
            <text:p>~</text:p>
          </table:table-cell>
          <table:table-cell table:formula="of:=MID([.$A2];COLUMN( )-4;1)" office:value-type="string" office:string-value="}" calcext:value-type="string">
            <text:p>}</text:p>
          </table:table-cell>
          <table:table-cell table:formula="of:=MID([.$A2];COLUMN( )-4;1)" office:value-type="string" office:string-value="j" calcext:value-type="string">
            <text:p>j</text:p>
          </table:table-cell>
          <table:table-cell table:formula="of:=MID([.$A2];COLUMN( )-4;1)" office:value-type="string" office:string-value="v" calcext:value-type="string">
            <text:p>v</text:p>
          </table:table-cell>
          <table:table-cell table:formula="of:=MID([.$A2];COLUMN( )-4;1)" office:value-type="string" office:string-value="s" calcext:value-type="string">
            <text:p>s</text:p>
          </table:table-cell>
          <table:table-cell table:formula="of:=MID([.$A2];COLUMN( )-4;1)" office:value-type="string" office:string-value="{" calcext:value-type="string">
            <text:p>{</text:p>
          </table:table-cell>
          <table:table-cell table:formula="of:=MID([.$A2];COLUMN( )-4;1)" office:value-type="string" office:string-value="e" calcext:value-type="string">
            <text:p>e</text:p>
          </table:table-cell>
          <table:table-cell table:formula="of:=MID([.$A2];COLUMN( )-4;1)" office:value-type="string" office:string-value="r" calcext:value-type="string">
            <text:p>r</text:p>
          </table:table-cell>
          <table:table-cell table:formula="of:=MID([.$A2];COLUMN( )-4;1)" office:value-type="string" office:string-value="m" calcext:value-type="string">
            <text:p>m</text:p>
          </table:table-cell>
          <table:table-cell table:formula="of:=MID([.$A2];COLUMN( )-4;1)" office:value-type="string" office:string-value="i" calcext:value-type="string">
            <text:p>i</text:p>
          </table:table-cell>
          <table:table-cell table:formula="of:=MID([.$A2];COLUMN( )-4;1)" office:value-type="string" office:string-value="$" calcext:value-type="string">
            <text:p>$</text:p>
          </table:table-cell>
          <table:table-cell table:formula="of:=MID([.$A2];COLUMN( )-4;1)" office:value-type="string" office:string-value="n" calcext:value-type="string">
            <text:p>n</text:p>
          </table:table-cell>
          <table:table-cell table:formula="of:=MID([.$A2];COLUMN( )-4;1)" office:value-type="string" office:string-value="i" calcext:value-type="string">
            <text:p>i</text:p>
          </table:table-cell>
          <table:table-cell table:formula="of:=MID([.$A2];COLUMN( )-4;1)" office:value-type="string" office:string-value="w" calcext:value-type="string">
            <text:p>w</text:p>
          </table:table-cell>
          <table:table-cell table:formula="of:=MID([.$A2];COLUMN( )-4;1)" office:value-type="string" office:string-value="x" calcext:value-type="string">
            <text:p>x</text:p>
          </table:table-cell>
          <table:table-cell table:formula="of:=MID([.$A2];COLUMN( )-4;1)" office:value-type="string" office:string-value="$" calcext:value-type="string">
            <text:p>$</text:p>
          </table:table-cell>
          <table:table-cell table:formula="of:=MID([.$A2];COLUMN( )-4;1)" office:value-type="string" office:string-value="f" calcext:value-type="string">
            <text:p>f</text:p>
          </table:table-cell>
          <table:table-cell table:formula="of:=MID([.$A2];COLUMN( )-4;1)" office:value-type="string" office:string-value="e" calcext:value-type="string">
            <text:p>e</text:p>
          </table:table-cell>
          <table:table-cell table:formula="of:=MID([.$A2];COLUMN( )-4;1)" office:value-type="string" office:string-value="v" calcext:value-type="string">
            <text:p>v</text:p>
          </table:table-cell>
          <table:table-cell table:formula="of:=MID([.$A2];COLUMN( )-4;1)" office:value-type="string" office:string-value="h" calcext:value-type="string">
            <text:p>h</text:p>
          </table:table-cell>
          <table:table-cell table:formula="of:=MID([.$A2];COLUMN( )-4;1)" office:value-type="string" office:string-value="~" calcext:value-type="string">
            <text:p>~</text:p>
          </table:table-cell>
          <table:table-cell table:formula="of:=MID([.$A2];COLUMN( )-4;1)" office:value-type="string" office:string-value="s" calcext:value-type="string">
            <text:p>s</text:p>
          </table:table-cell>
          <table:table-cell table:formula="of:=MID([.$A2];COLUMN( )-4;1)" office:value-type="string" office:string-value="$" calcext:value-type="string">
            <text:p>$</text:p>
          </table:table-cell>
          <table:table-cell table:formula="of:=MID([.$A2];COLUMN( )-4;1)" office:value-type="string" office:string-value="t" calcext:value-type="string">
            <text:p>t</text:p>
          </table:table-cell>
          <table:table-cell table:formula="of:=MID([.$A2];COLUMN( )-4;1)" office:value-type="string" office:string-value="v" calcext:value-type="string">
            <text:p>v</text:p>
          </table:table-cell>
          <table:table-cell table:formula="of:=MID([.$A2];COLUMN( )-4;1)" office:value-type="string" office:string-value="s" calcext:value-type="string">
            <text:p>s</text:p>
          </table:table-cell>
          <table:table-cell table:formula="of:=MID([.$A2];COLUMN( )-4;1)" office:value-type="string" office:string-value="w" calcext:value-type="string">
            <text:p>w</text:p>
          </table:table-cell>
          <table:table-cell table:formula="of:=MID([.$A2];COLUMN( )-4;1)" office:value-type="string" office:string-value="x" calcext:value-type="string">
            <text:p>x</text:p>
          </table:table-cell>
          <table:table-cell table:formula="of:=MID([.$A2];COLUMN( )-4;1)" office:value-type="string" office:string-value="i" calcext:value-type="string">
            <text:p>i</text:p>
          </table:table-cell>
          <table:table-cell table:formula="of:=MID([.$A2];COLUMN( )-4;1)" office:value-type="string" office:string-value="0" calcext:value-type="string">
            <text:p>0</text:p>
          </table:table-cell>
          <table:table-cell table:formula="of:=MID([.$A2];COLUMN( )-4;1)" office:value-type="string" office:string-value="$" calcext:value-type="string">
            <text:p>$</text:p>
          </table:table-cell>
          <table:table-cell table:formula="of:=MID([.$A2];COLUMN( )-4;1)" office:value-type="string" office:string-value="e" calcext:value-type="string">
            <text:p>e</text:p>
          </table:table-cell>
          <table:table-cell table:formula="of:=MID([.$A2];COLUMN( )-4;1)" office:value-type="string" office:string-value="$" calcext:value-type="string">
            <text:p>$</text:p>
          </table:table-cell>
          <table:table-cell table:formula="of:=MID([.$A2];COLUMN( )-4;1)" office:value-type="string" office:string-value="r" calcext:value-type="string">
            <text:p>r</text:p>
          </table:table-cell>
          <table:table-cell table:formula="of:=MID([.$A2];COLUMN( )-4;1)" office:value-type="string" office:string-value="e" calcext:value-type="string">
            <text:p>e</text:p>
          </table:table-cell>
          <table:table-cell table:formula="of:=MID([.$A2];COLUMN( )-4;1)" office:value-type="string" office:string-value="{" calcext:value-type="string">
            <text:p>{</text:p>
          </table:table-cell>
          <table:table-cell table:formula="of:=MID([.$A2];COLUMN( )-4;1)" office:value-type="string" office:string-value="i" calcext:value-type="string">
            <text:p>i</text:p>
          </table:table-cell>
          <table:table-cell table:formula="of:=MID([.$A2];COLUMN( )-4;1)" office:value-type="string" office:string-value="x" calcext:value-type="string">
            <text:p>x</text:p>
          </table:table-cell>
          <table:table-cell table:formula="of:=MID([.$A2];COLUMN( )-4;1)" office:value-type="string" office:string-value="$" calcext:value-type="string">
            <text:p>$</text:p>
          </table:table-cell>
          <table:table-cell table:formula="of:=MID([.$A2];COLUMN( )-4;1)" office:value-type="string" office:string-value="t" calcext:value-type="string">
            <text:p>t</text:p>
          </table:table-cell>
          <table:table-cell table:formula="of:=MID([.$A2];COLUMN( )-4;1)" office:value-type="string" office:string-value="v" calcext:value-type="string">
            <text:p>v</text:p>
          </table:table-cell>
          <table:table-cell table:formula="of:=MID([.$A2];COLUMN( )-4;1)" office:value-type="string" office:string-value="}" calcext:value-type="string">
            <text:p>}</text:p>
          </table:table-cell>
          <table:table-cell table:formula="of:=MID([.$A2];COLUMN( )-4;1)" office:value-type="string" office:string-value="q" calcext:value-type="string">
            <text:p>q</text:p>
          </table:table-cell>
          <table:table-cell table:formula="of:=MID([.$A2];COLUMN( )-4;1)" office:value-type="string" office:string-value="m" calcext:value-type="string">
            <text:p>m</text:p>
          </table:table-cell>
          <table:table-cell table:formula="of:=MID([.$A2];COLUMN( )-4;1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}{ri0epi$woyxig~rmi$glvsrm$xiowx$tv~ih$gmioe{womqm$sg~eq2[}ve~</text:p>
          </table:table-cell>
          <table:table-cell table:number-columns-repeated="3"/>
          <table:table-cell table:formula="of:=MID([.$A3];COLUMN( )-4;1)" office:value-type="string" office:string-value="}" calcext:value-type="string">
            <text:p>}</text:p>
          </table:table-cell>
          <table:table-cell table:formula="of:=MID([.$A3];COLUMN( )-4;1)" office:value-type="string" office:string-value="{" calcext:value-type="string">
            <text:p>{</text:p>
          </table:table-cell>
          <table:table-cell table:formula="of:=MID([.$A3];COLUMN( )-4;1)" office:value-type="string" office:string-value="r" calcext:value-type="string">
            <text:p>r</text:p>
          </table:table-cell>
          <table:table-cell table:formula="of:=MID([.$A3];COLUMN( )-4;1)" office:value-type="string" office:string-value="i" calcext:value-type="string">
            <text:p>i</text:p>
          </table:table-cell>
          <table:table-cell table:formula="of:=MID([.$A3];COLUMN( )-4;1)" office:value-type="string" office:string-value="0" calcext:value-type="string">
            <text:p>0</text:p>
          </table:table-cell>
          <table:table-cell table:formula="of:=MID([.$A3];COLUMN( )-4;1)" office:value-type="string" office:string-value="e" calcext:value-type="string">
            <text:p>e</text:p>
          </table:table-cell>
          <table:table-cell table:formula="of:=MID([.$A3];COLUMN( )-4;1)" office:value-type="string" office:string-value="p" calcext:value-type="string">
            <text:p>p</text:p>
          </table:table-cell>
          <table:table-cell table:formula="of:=MID([.$A3];COLUMN( )-4;1)" office:value-type="string" office:string-value="i" calcext:value-type="string">
            <text:p>i</text:p>
          </table:table-cell>
          <table:table-cell table:formula="of:=MID([.$A3];COLUMN( )-4;1)" office:value-type="string" office:string-value="$" calcext:value-type="string">
            <text:p>$</text:p>
          </table:table-cell>
          <table:table-cell table:formula="of:=MID([.$A3];COLUMN( )-4;1)" office:value-type="string" office:string-value="w" calcext:value-type="string">
            <text:p>w</text:p>
          </table:table-cell>
          <table:table-cell table:formula="of:=MID([.$A3];COLUMN( )-4;1)" office:value-type="string" office:string-value="o" calcext:value-type="string">
            <text:p>o</text:p>
          </table:table-cell>
          <table:table-cell table:formula="of:=MID([.$A3];COLUMN( )-4;1)" office:value-type="string" office:string-value="y" calcext:value-type="string">
            <text:p>y</text:p>
          </table:table-cell>
          <table:table-cell table:formula="of:=MID([.$A3];COLUMN( )-4;1)" office:value-type="string" office:string-value="x" calcext:value-type="string">
            <text:p>x</text:p>
          </table:table-cell>
          <table:table-cell table:formula="of:=MID([.$A3];COLUMN( )-4;1)" office:value-type="string" office:string-value="i" calcext:value-type="string">
            <text:p>i</text:p>
          </table:table-cell>
          <table:table-cell table:formula="of:=MID([.$A3];COLUMN( )-4;1)" office:value-type="string" office:string-value="g" calcext:value-type="string">
            <text:p>g</text:p>
          </table:table-cell>
          <table:table-cell table:formula="of:=MID([.$A3];COLUMN( )-4;1)" office:value-type="string" office:string-value="~" calcext:value-type="string">
            <text:p>~</text:p>
          </table:table-cell>
          <table:table-cell table:formula="of:=MID([.$A3];COLUMN( )-4;1)" office:value-type="string" office:string-value="r" calcext:value-type="string">
            <text:p>r</text:p>
          </table:table-cell>
          <table:table-cell table:formula="of:=MID([.$A3];COLUMN( )-4;1)" office:value-type="string" office:string-value="m" calcext:value-type="string">
            <text:p>m</text:p>
          </table:table-cell>
          <table:table-cell table:formula="of:=MID([.$A3];COLUMN( )-4;1)" office:value-type="string" office:string-value="i" calcext:value-type="string">
            <text:p>i</text:p>
          </table:table-cell>
          <table:table-cell table:formula="of:=MID([.$A3];COLUMN( )-4;1)" office:value-type="string" office:string-value="$" calcext:value-type="string">
            <text:p>$</text:p>
          </table:table-cell>
          <table:table-cell table:formula="of:=MID([.$A3];COLUMN( )-4;1)" office:value-type="string" office:string-value="g" calcext:value-type="string">
            <text:p>g</text:p>
          </table:table-cell>
          <table:table-cell table:formula="of:=MID([.$A3];COLUMN( )-4;1)" office:value-type="string" office:string-value="l" calcext:value-type="string">
            <text:p>l</text:p>
          </table:table-cell>
          <table:table-cell table:formula="of:=MID([.$A3];COLUMN( )-4;1)" office:value-type="string" office:string-value="v" calcext:value-type="string">
            <text:p>v</text:p>
          </table:table-cell>
          <table:table-cell table:formula="of:=MID([.$A3];COLUMN( )-4;1)" office:value-type="string" office:string-value="s" calcext:value-type="string">
            <text:p>s</text:p>
          </table:table-cell>
          <table:table-cell table:formula="of:=MID([.$A3];COLUMN( )-4;1)" office:value-type="string" office:string-value="r" calcext:value-type="string">
            <text:p>r</text:p>
          </table:table-cell>
          <table:table-cell table:formula="of:=MID([.$A3];COLUMN( )-4;1)" office:value-type="string" office:string-value="m" calcext:value-type="string">
            <text:p>m</text:p>
          </table:table-cell>
          <table:table-cell table:formula="of:=MID([.$A3];COLUMN( )-4;1)" office:value-type="string" office:string-value="$" calcext:value-type="string">
            <text:p>$</text:p>
          </table:table-cell>
          <table:table-cell table:formula="of:=MID([.$A3];COLUMN( )-4;1)" office:value-type="string" office:string-value="x" calcext:value-type="string">
            <text:p>x</text:p>
          </table:table-cell>
          <table:table-cell table:formula="of:=MID([.$A3];COLUMN( )-4;1)" office:value-type="string" office:string-value="i" calcext:value-type="string">
            <text:p>i</text:p>
          </table:table-cell>
          <table:table-cell table:formula="of:=MID([.$A3];COLUMN( )-4;1)" office:value-type="string" office:string-value="o" calcext:value-type="string">
            <text:p>o</text:p>
          </table:table-cell>
          <table:table-cell table:formula="of:=MID([.$A3];COLUMN( )-4;1)" office:value-type="string" office:string-value="w" calcext:value-type="string">
            <text:p>w</text:p>
          </table:table-cell>
          <table:table-cell table:formula="of:=MID([.$A3];COLUMN( )-4;1)" office:value-type="string" office:string-value="x" calcext:value-type="string">
            <text:p>x</text:p>
          </table:table-cell>
          <table:table-cell table:formula="of:=MID([.$A3];COLUMN( )-4;1)" office:value-type="string" office:string-value="$" calcext:value-type="string">
            <text:p>$</text:p>
          </table:table-cell>
          <table:table-cell table:formula="of:=MID([.$A3];COLUMN( )-4;1)" office:value-type="string" office:string-value="t" calcext:value-type="string">
            <text:p>t</text:p>
          </table:table-cell>
          <table:table-cell table:formula="of:=MID([.$A3];COLUMN( )-4;1)" office:value-type="string" office:string-value="v" calcext:value-type="string">
            <text:p>v</text:p>
          </table:table-cell>
          <table:table-cell table:formula="of:=MID([.$A3];COLUMN( )-4;1)" office:value-type="string" office:string-value="~" calcext:value-type="string">
            <text:p>~</text:p>
          </table:table-cell>
          <table:table-cell table:formula="of:=MID([.$A3];COLUMN( )-4;1)" office:value-type="string" office:string-value="i" calcext:value-type="string">
            <text:p>i</text:p>
          </table:table-cell>
          <table:table-cell table:formula="of:=MID([.$A3];COLUMN( )-4;1)" office:value-type="string" office:string-value="h" calcext:value-type="string">
            <text:p>h</text:p>
          </table:table-cell>
          <table:table-cell table:formula="of:=MID([.$A3];COLUMN( )-4;1)" office:value-type="string" office:string-value="$" calcext:value-type="string">
            <text:p>$</text:p>
          </table:table-cell>
          <table:table-cell table:formula="of:=MID([.$A3];COLUMN( )-4;1)" office:value-type="string" office:string-value="g" calcext:value-type="string">
            <text:p>g</text:p>
          </table:table-cell>
          <table:table-cell table:formula="of:=MID([.$A3];COLUMN( )-4;1)" office:value-type="string" office:string-value="m" calcext:value-type="string">
            <text:p>m</text:p>
          </table:table-cell>
          <table:table-cell table:formula="of:=MID([.$A3];COLUMN( )-4;1)" office:value-type="string" office:string-value="i" calcext:value-type="string">
            <text:p>i</text:p>
          </table:table-cell>
          <table:table-cell table:formula="of:=MID([.$A3];COLUMN( )-4;1)" office:value-type="string" office:string-value="o" calcext:value-type="string">
            <text:p>o</text:p>
          </table:table-cell>
          <table:table-cell table:formula="of:=MID([.$A3];COLUMN( )-4;1)" office:value-type="string" office:string-value="e" calcext:value-type="string">
            <text:p>e</text:p>
          </table:table-cell>
          <table:table-cell table:formula="of:=MID([.$A3];COLUMN( )-4;1)" office:value-type="string" office:string-value="{" calcext:value-type="string">
            <text:p>{</text:p>
          </table:table-cell>
          <table:table-cell table:formula="of:=MID([.$A3];COLUMN( )-4;1)" office:value-type="string" office:string-value="w" calcext:value-type="string">
            <text:p>w</text:p>
          </table:table-cell>
          <table:table-cell table:formula="of:=MID([.$A3];COLUMN( )-4;1)" office:value-type="string" office:string-value="o" calcext:value-type="string">
            <text:p>o</text:p>
          </table:table-cell>
          <table:table-cell table:formula="of:=MID([.$A3];COLUMN( )-4;1)" office:value-type="string" office:string-value="m" calcext:value-type="string">
            <text:p>m</text:p>
          </table:table-cell>
          <table:table-cell table:formula="of:=MID([.$A3];COLUMN( )-4;1)" office:value-type="string" office:string-value="q" calcext:value-type="string">
            <text:p>q</text:p>
          </table:table-cell>
          <table:table-cell table:formula="of:=MID([.$A3];COLUMN( )-4;1)" office:value-type="string" office:string-value="m" calcext:value-type="string">
            <text:p>m</text:p>
          </table:table-cell>
          <table:table-cell table:formula="of:=MID([.$A3];COLUMN( )-4;1)" office:value-type="string" office:string-value="$" calcext:value-type="string">
            <text:p>$</text:p>
          </table:table-cell>
          <table:table-cell table:formula="of:=MID([.$A3];COLUMN( )-4;1)" office:value-type="string" office:string-value="s" calcext:value-type="string">
            <text:p>s</text:p>
          </table:table-cell>
          <table:table-cell table:formula="of:=MID([.$A3];COLUMN( )-4;1)" office:value-type="string" office:string-value="g" calcext:value-type="string">
            <text:p>g</text:p>
          </table:table-cell>
          <table:table-cell table:formula="of:=MID([.$A3];COLUMN( )-4;1)" office:value-type="string" office:string-value="~" calcext:value-type="string">
            <text:p>~</text:p>
          </table:table-cell>
          <table:table-cell table:formula="of:=MID([.$A3];COLUMN( )-4;1)" office:value-type="string" office:string-value="e" calcext:value-type="string">
            <text:p>e</text:p>
          </table:table-cell>
          <table:table-cell table:formula="of:=MID([.$A3];COLUMN( )-4;1)" office:value-type="string" office:string-value="q" calcext:value-type="string">
            <text:p>q</text:p>
          </table:table-cell>
          <table:table-cell table:formula="of:=MID([.$A3];COLUMN( )-4;1)" office:value-type="string" office:string-value="2" calcext:value-type="string">
            <text:p>2</text:p>
          </table:table-cell>
          <table:table-cell table:formula="of:=MID([.$A3];COLUMN( )-4;1)" office:value-type="string" office:string-value="[" calcext:value-type="string">
            <text:p>[</text:p>
          </table:table-cell>
          <table:table-cell table:formula="of:=MID([.$A3];COLUMN( )-4;1)" office:value-type="string" office:string-value="}" calcext:value-type="string">
            <text:p>}</text:p>
          </table:table-cell>
          <table:table-cell table:formula="of:=MID([.$A3];COLUMN( )-4;1)" office:value-type="string" office:string-value="v" calcext:value-type="string">
            <text:p>v</text:p>
          </table:table-cell>
          <table:table-cell table:formula="of:=MID([.$A3];COLUMN( )-4;1)" office:value-type="string" office:string-value="e" calcext:value-type="string">
            <text:p>e</text:p>
          </table:table-cell>
          <table:table-cell table:formula="of:=MID([.$A3];COLUMN( )-4;1)" office:value-type="string" office:string-value="~" calcext:value-type="string">
            <text:p>~</text:p>
          </table:table-cell>
          <table:table-cell table:formula="of:=MID([.$A3];COLUMN( )-4;1)">
            <text:p/>
          </table:table-cell>
        </table:table-row>
        <table:table-row table:style-name="ro1">
          <table:table-cell office:value-type="string" calcext:value-type="string">
            <text:p>$xve{e$xs$x}pos$opyg~$hs$shov}gme$mrr}gl$pmxiv2</text:p>
          </table:table-cell>
          <table:table-cell table:number-columns-repeated="3"/>
          <table:table-cell table:formula="of:=MID([.$A4];COLUMN( )-4;1)" office:value-type="string" office:string-value="$" calcext:value-type="string">
            <text:p>$</text:p>
          </table:table-cell>
          <table:table-cell table:formula="of:=MID([.$A4];COLUMN( )-4;1)" office:value-type="string" office:string-value="x" calcext:value-type="string">
            <text:p>x</text:p>
          </table:table-cell>
          <table:table-cell table:formula="of:=MID([.$A4];COLUMN( )-4;1)" office:value-type="string" office:string-value="v" calcext:value-type="string">
            <text:p>v</text:p>
          </table:table-cell>
          <table:table-cell table:formula="of:=MID([.$A4];COLUMN( )-4;1)" office:value-type="string" office:string-value="e" calcext:value-type="string">
            <text:p>e</text:p>
          </table:table-cell>
          <table:table-cell table:formula="of:=MID([.$A4];COLUMN( )-4;1)" office:value-type="string" office:string-value="{" calcext:value-type="string">
            <text:p>{</text:p>
          </table:table-cell>
          <table:table-cell table:formula="of:=MID([.$A4];COLUMN( )-4;1)" office:value-type="string" office:string-value="e" calcext:value-type="string">
            <text:p>e</text:p>
          </table:table-cell>
          <table:table-cell table:formula="of:=MID([.$A4];COLUMN( )-4;1)" office:value-type="string" office:string-value="$" calcext:value-type="string">
            <text:p>$</text:p>
          </table:table-cell>
          <table:table-cell table:formula="of:=MID([.$A4];COLUMN( )-4;1)" office:value-type="string" office:string-value="x" calcext:value-type="string">
            <text:p>x</text:p>
          </table:table-cell>
          <table:table-cell table:formula="of:=MID([.$A4];COLUMN( )-4;1)" office:value-type="string" office:string-value="s" calcext:value-type="string">
            <text:p>s</text:p>
          </table:table-cell>
          <table:table-cell table:formula="of:=MID([.$A4];COLUMN( )-4;1)" office:value-type="string" office:string-value="$" calcext:value-type="string">
            <text:p>$</text:p>
          </table:table-cell>
          <table:table-cell table:formula="of:=MID([.$A4];COLUMN( )-4;1)" office:value-type="string" office:string-value="x" calcext:value-type="string">
            <text:p>x</text:p>
          </table:table-cell>
          <table:table-cell table:formula="of:=MID([.$A4];COLUMN( )-4;1)" office:value-type="string" office:string-value="}" calcext:value-type="string">
            <text:p>}</text:p>
          </table:table-cell>
          <table:table-cell table:formula="of:=MID([.$A4];COLUMN( )-4;1)" office:value-type="string" office:string-value="p" calcext:value-type="string">
            <text:p>p</text:p>
          </table:table-cell>
          <table:table-cell table:formula="of:=MID([.$A4];COLUMN( )-4;1)" office:value-type="string" office:string-value="o" calcext:value-type="string">
            <text:p>o</text:p>
          </table:table-cell>
          <table:table-cell table:formula="of:=MID([.$A4];COLUMN( )-4;1)" office:value-type="string" office:string-value="s" calcext:value-type="string">
            <text:p>s</text:p>
          </table:table-cell>
          <table:table-cell table:formula="of:=MID([.$A4];COLUMN( )-4;1)" office:value-type="string" office:string-value="$" calcext:value-type="string">
            <text:p>$</text:p>
          </table:table-cell>
          <table:table-cell table:formula="of:=MID([.$A4];COLUMN( )-4;1)" office:value-type="string" office:string-value="o" calcext:value-type="string">
            <text:p>o</text:p>
          </table:table-cell>
          <table:table-cell table:formula="of:=MID([.$A4];COLUMN( )-4;1)" office:value-type="string" office:string-value="p" calcext:value-type="string">
            <text:p>p</text:p>
          </table:table-cell>
          <table:table-cell table:formula="of:=MID([.$A4];COLUMN( )-4;1)" office:value-type="string" office:string-value="y" calcext:value-type="string">
            <text:p>y</text:p>
          </table:table-cell>
          <table:table-cell table:formula="of:=MID([.$A4];COLUMN( )-4;1)" office:value-type="string" office:string-value="g" calcext:value-type="string">
            <text:p>g</text:p>
          </table:table-cell>
          <table:table-cell table:formula="of:=MID([.$A4];COLUMN( )-4;1)" office:value-type="string" office:string-value="~" calcext:value-type="string">
            <text:p>~</text:p>
          </table:table-cell>
          <table:table-cell table:formula="of:=MID([.$A4];COLUMN( )-4;1)" office:value-type="string" office:string-value="$" calcext:value-type="string">
            <text:p>$</text:p>
          </table:table-cell>
          <table:table-cell table:formula="of:=MID([.$A4];COLUMN( )-4;1)" office:value-type="string" office:string-value="h" calcext:value-type="string">
            <text:p>h</text:p>
          </table:table-cell>
          <table:table-cell table:formula="of:=MID([.$A4];COLUMN( )-4;1)" office:value-type="string" office:string-value="s" calcext:value-type="string">
            <text:p>s</text:p>
          </table:table-cell>
          <table:table-cell table:formula="of:=MID([.$A4];COLUMN( )-4;1)" office:value-type="string" office:string-value="$" calcext:value-type="string">
            <text:p>$</text:p>
          </table:table-cell>
          <table:table-cell table:formula="of:=MID([.$A4];COLUMN( )-4;1)" office:value-type="string" office:string-value="s" calcext:value-type="string">
            <text:p>s</text:p>
          </table:table-cell>
          <table:table-cell table:formula="of:=MID([.$A4];COLUMN( )-4;1)" office:value-type="string" office:string-value="h" calcext:value-type="string">
            <text:p>h</text:p>
          </table:table-cell>
          <table:table-cell table:formula="of:=MID([.$A4];COLUMN( )-4;1)" office:value-type="string" office:string-value="o" calcext:value-type="string">
            <text:p>o</text:p>
          </table:table-cell>
          <table:table-cell table:formula="of:=MID([.$A4];COLUMN( )-4;1)" office:value-type="string" office:string-value="v" calcext:value-type="string">
            <text:p>v</text:p>
          </table:table-cell>
          <table:table-cell table:formula="of:=MID([.$A4];COLUMN( )-4;1)" office:value-type="string" office:string-value="}" calcext:value-type="string">
            <text:p>}</text:p>
          </table:table-cell>
          <table:table-cell table:formula="of:=MID([.$A4];COLUMN( )-4;1)" office:value-type="string" office:string-value="g" calcext:value-type="string">
            <text:p>g</text:p>
          </table:table-cell>
          <table:table-cell table:formula="of:=MID([.$A4];COLUMN( )-4;1)" office:value-type="string" office:string-value="m" calcext:value-type="string">
            <text:p>m</text:p>
          </table:table-cell>
          <table:table-cell table:formula="of:=MID([.$A4];COLUMN( )-4;1)" office:value-type="string" office:string-value="e" calcext:value-type="string">
            <text:p>e</text:p>
          </table:table-cell>
          <table:table-cell table:formula="of:=MID([.$A4];COLUMN( )-4;1)" office:value-type="string" office:string-value="$" calcext:value-type="string">
            <text:p>$</text:p>
          </table:table-cell>
          <table:table-cell table:formula="of:=MID([.$A4];COLUMN( )-4;1)" office:value-type="string" office:string-value="m" calcext:value-type="string">
            <text:p>m</text:p>
          </table:table-cell>
          <table:table-cell table:formula="of:=MID([.$A4];COLUMN( )-4;1)" office:value-type="string" office:string-value="r" calcext:value-type="string">
            <text:p>r</text:p>
          </table:table-cell>
          <table:table-cell table:formula="of:=MID([.$A4];COLUMN( )-4;1)" office:value-type="string" office:string-value="r" calcext:value-type="string">
            <text:p>r</text:p>
          </table:table-cell>
          <table:table-cell table:formula="of:=MID([.$A4];COLUMN( )-4;1)" office:value-type="string" office:string-value="}" calcext:value-type="string">
            <text:p>}</text:p>
          </table:table-cell>
          <table:table-cell table:formula="of:=MID([.$A4];COLUMN( )-4;1)" office:value-type="string" office:string-value="g" calcext:value-type="string">
            <text:p>g</text:p>
          </table:table-cell>
          <table:table-cell table:formula="of:=MID([.$A4];COLUMN( )-4;1)" office:value-type="string" office:string-value="l" calcext:value-type="string">
            <text:p>l</text:p>
          </table:table-cell>
          <table:table-cell table:formula="of:=MID([.$A4];COLUMN( )-4;1)" office:value-type="string" office:string-value="$" calcext:value-type="string">
            <text:p>$</text:p>
          </table:table-cell>
          <table:table-cell table:formula="of:=MID([.$A4];COLUMN( )-4;1)" office:value-type="string" office:string-value="p" calcext:value-type="string">
            <text:p>p</text:p>
          </table:table-cell>
          <table:table-cell table:formula="of:=MID([.$A4];COLUMN( )-4;1)" office:value-type="string" office:string-value="m" calcext:value-type="string">
            <text:p>m</text:p>
          </table:table-cell>
          <table:table-cell table:formula="of:=MID([.$A4];COLUMN( )-4;1)" office:value-type="string" office:string-value="x" calcext:value-type="string">
            <text:p>x</text:p>
          </table:table-cell>
          <table:table-cell table:formula="of:=MID([.$A4];COLUMN( )-4;1)" office:value-type="string" office:string-value="i" calcext:value-type="string">
            <text:p>i</text:p>
          </table:table-cell>
          <table:table-cell table:formula="of:=MID([.$A4];COLUMN( )-4;1)" office:value-type="string" office:string-value="v" calcext:value-type="string">
            <text:p>v</text:p>
          </table:table-cell>
          <table:table-cell table:formula="of:=MID([.$A4];COLUMN( )-4;1)" office:value-type="string" office:string-value="2" calcext:value-type="string">
            <text:p>2</text:p>
          </table:table-cell>
          <table:table-cell table:formula="of:=MID([.$A4];COLUMN( )-4;1)">
            <text:p/>
          </table:table-cell>
          <table:table-cell table:formula="of:=MID([.$A4];COLUMN( )-4;1)">
            <text:p/>
          </table:table-cell>
          <table:table-cell table:formula="of:=MID([.$A4];COLUMN( )-4;1)">
            <text:p/>
          </table:table-cell>
          <table:table-cell table:formula="of:=MID([.$A4];COLUMN( )-4;1)">
            <text:p/>
          </table:table-cell>
          <table:table-cell table:formula="of:=MID([.$A4];COLUMN( )-4;1)">
            <text:p/>
          </table:table-cell>
          <table:table-cell table:formula="of:=MID([.$A4];COLUMN( )-4;1)">
            <text:p/>
          </table:table-cell>
          <table:table-cell table:formula="of:=MID([.$A4];COLUMN( )-4;1)">
            <text:p/>
          </table:table-cell>
          <table:table-cell table:formula="of:=MID([.$A4];COLUMN( )-4;1)">
            <text:p/>
          </table:table-cell>
          <table:table-cell table:formula="of:=MID([.$A4];COLUMN( )-4;1)">
            <text:p/>
          </table:table-cell>
          <table:table-cell table:formula="of:=MID([.$A4];COLUMN( )-4;1)">
            <text:p/>
          </table:table-cell>
          <table:table-cell table:formula="of:=MID([.$A4];COLUMN( )-4;1)">
            <text:p/>
          </table:table-cell>
          <table:table-cell table:formula="of:=MID([.$A4];COLUMN( )-4;1)">
            <text:p/>
          </table:table-cell>
          <table:table-cell table:formula="of:=MID([.$A4];COLUMN( )-4;1)">
            <text:p/>
          </table:table-cell>
          <table:table-cell table:formula="of:=MID([.$A4];COLUMN( )-4;1)">
            <text:p/>
          </table:table-cell>
          <table:table-cell table:formula="of:=MID([.$A4];COLUMN( )-4;1)">
            <text:p/>
          </table:table-cell>
          <table:table-cell table:formula="of:=MID([.$A4];COLUMN( )-4;1)">
            <text:p/>
          </table:table-cell>
        </table:table-row>
        <table:table-row table:style-name="ro1">
          <table:table-cell table:number-columns-repeated="67"/>
        </table:table-row>
        <table:table-row table:style-name="ro1">
          <table:table-cell table:number-columns-repeated="4"/>
          <table:table-cell table:formula="of:=CHAR(CODE([.E1])-4)" office:value-type="string" office:string-value="T" calcext:value-type="string">
            <text:p>T</text:p>
          </table:table-cell>
          <table:table-cell table:formula="of:=CHAR(CODE([.F1])-4)" office:value-type="string" office:string-value="e" calcext:value-type="string">
            <text:p>e</text:p>
          </table:table-cell>
          <table:table-cell table:formula="of:=CHAR(CODE([.G1])-4)" office:value-type="string" office:string-value="k" calcext:value-type="string">
            <text:p>k</text:p>
          </table:table-cell>
          <table:table-cell table:formula="of:=CHAR(CODE([.H1])-4)" office:value-type="string" office:string-value="s" calcext:value-type="string">
            <text:p>s</text:p>
          </table:table-cell>
          <table:table-cell table:formula="of:=CHAR(CODE([.I1])-4)" office:value-type="string" office:string-value="t" calcext:value-type="string">
            <text:p>t</text:p>
          </table:table-cell>
          <table:table-cell table:formula="of:=CHAR(CODE([.J1])-4)" office:value-type="string" office:string-value=" " calcext:value-type="string">
            <text:p><text:s/></text:p>
          </table:table-cell>
          <table:table-cell table:formula="of:=CHAR(CODE([.K1])-4)" office:value-type="string" office:string-value="t" calcext:value-type="string">
            <text:p>t</text:p>
          </table:table-cell>
          <table:table-cell table:formula="of:=CHAR(CODE([.L1])-4)" office:value-type="string" office:string-value="e" calcext:value-type="string">
            <text:p>e</text:p>
          </table:table-cell>
          <table:table-cell table:formula="of:=CHAR(CODE([.M1])-4)" office:value-type="string" office:string-value="n" calcext:value-type="string">
            <text:p>n</text:p>
          </table:table-cell>
          <table:table-cell table:formula="of:=CHAR(CODE([.N1])-4)" office:value-type="string" office:string-value=" " calcext:value-type="string">
            <text:p><text:s/></text:p>
          </table:table-cell>
          <table:table-cell table:formula="of:=CHAR(CODE([.O1])-4)" office:value-type="string" office:string-value="s" calcext:value-type="string">
            <text:p>s</text:p>
          </table:table-cell>
          <table:table-cell table:formula="of:=CHAR(CODE([.P1])-4)" office:value-type="string" office:string-value="p" calcext:value-type="string">
            <text:p>p</text:p>
          </table:table-cell>
          <table:table-cell table:formula="of:=CHAR(CODE([.Q1])-4)" office:value-type="string" office:string-value="e" calcext:value-type="string">
            <text:p>e</text:p>
          </table:table-cell>
          <table:table-cell table:formula="of:=CHAR(CODE([.R1])-4)" office:value-type="string" office:string-value="c" calcext:value-type="string">
            <text:p>c</text:p>
          </table:table-cell>
          <table:table-cell table:formula="of:=CHAR(CODE([.S1])-4)" office:value-type="string" office:string-value="j" calcext:value-type="string">
            <text:p>j</text:p>
          </table:table-cell>
          <table:table-cell table:formula="of:=CHAR(CODE([.T1])-4)" office:value-type="string" office:string-value="a" calcext:value-type="string">
            <text:p>a</text:p>
          </table:table-cell>
          <table:table-cell table:formula="of:=CHAR(CODE([.U1])-4)" office:value-type="string" office:string-value="l" calcext:value-type="string">
            <text:p>l</text:p>
          </table:table-cell>
          <table:table-cell table:formula="of:=CHAR(CODE([.V1])-4)" office:value-type="string" office:string-value="n" calcext:value-type="string">
            <text:p>n</text:p>
          </table:table-cell>
          <table:table-cell table:formula="of:=CHAR(CODE([.W1])-4)" office:value-type="string" office:string-value="i" calcext:value-type="string">
            <text:p>i</text:p>
          </table:table-cell>
          <table:table-cell table:formula="of:=CHAR(CODE([.X1])-4)" office:value-type="string" office:string-value="e" calcext:value-type="string">
            <text:p>e</text:p>
          </table:table-cell>
          <table:table-cell table:formula="of:=CHAR(CODE([.Y1])-4)" office:value-type="string" office:string-value=" " calcext:value-type="string">
            <text:p><text:s/></text:p>
          </table:table-cell>
          <table:table-cell table:formula="of:=CHAR(CODE([.Z1])-4)" office:value-type="string" office:string-value="p" calcext:value-type="string">
            <text:p>p</text:p>
          </table:table-cell>
          <table:table-cell table:formula="of:=CHAR(CODE([.AA1])-4)" office:value-type="string" office:string-value="r" calcext:value-type="string">
            <text:p>r</text:p>
          </table:table-cell>
          <table:table-cell table:formula="of:=CHAR(CODE([.AB1])-4)" office:value-type="string" office:string-value="z" calcext:value-type="string">
            <text:p>z</text:p>
          </table:table-cell>
          <table:table-cell table:formula="of:=CHAR(CODE([.AC1])-4)" office:value-type="string" office:string-value="y" calcext:value-type="string">
            <text:p>y</text:p>
          </table:table-cell>
          <table:table-cell table:formula="of:=CHAR(CODE([.AD1])-4)" office:value-type="string" office:string-value="g" calcext:value-type="string">
            <text:p>g</text:p>
          </table:table-cell>
          <table:table-cell table:formula="of:=CHAR(CODE([.AE1])-4)" office:value-type="string" office:string-value="o" calcext:value-type="string">
            <text:p>o</text:p>
          </table:table-cell>
          <table:table-cell table:formula="of:=CHAR(CODE([.AF1])-4)" office:value-type="string" office:string-value="t" calcext:value-type="string">
            <text:p>t</text:p>
          </table:table-cell>
          <table:table-cell table:formula="of:=CHAR(CODE([.AG1])-4)" office:value-type="string" office:string-value="o" calcext:value-type="string">
            <text:p>o</text:p>
          </table:table-cell>
          <table:table-cell table:formula="of:=CHAR(CODE([.AH1])-4)" office:value-type="string" office:string-value="w" calcext:value-type="string">
            <text:p>w</text:p>
          </table:table-cell>
          <table:table-cell table:formula="of:=CHAR(CODE([.AI1])-4)" office:value-type="string" office:string-value="a" calcext:value-type="string">
            <text:p>a</text:p>
          </table:table-cell>
          <table:table-cell table:formula="of:=CHAR(CODE([.AJ1])-4)" office:value-type="string" office:string-value="n" calcext:value-type="string">
            <text:p>n</text:p>
          </table:table-cell>
          <table:table-cell table:formula="of:=CHAR(CODE([.AK1])-4)" office:value-type="string" office:string-value="o" calcext:value-type="string">
            <text:p>o</text:p>
          </table:table-cell>
          <table:table-cell table:formula="of:=CHAR(CODE([.AL1])-4)" office:value-type="string" office:string-value=" " calcext:value-type="string">
            <text:p><text:s/></text:p>
          </table:table-cell>
          <table:table-cell table:formula="of:=CHAR(CODE([.AM1])-4)" office:value-type="string" office:string-value="i" calcext:value-type="string">
            <text:p>i</text:p>
          </table:table-cell>
          <table:table-cell table:formula="of:=CHAR(CODE([.AN1])-4)" office:value-type="string" office:string-value=" " calcext:value-type="string">
            <text:p><text:s/></text:p>
          </table:table-cell>
          <table:table-cell table:formula="of:=CHAR(CODE([.AO1])-4)" office:value-type="string" office:string-value="z" calcext:value-type="string">
            <text:p>z</text:p>
          </table:table-cell>
          <table:table-cell table:formula="of:=CHAR(CODE([.AP1])-4)" office:value-type="string" office:string-value="a" calcext:value-type="string">
            <text:p>a</text:p>
          </table:table-cell>
          <table:table-cell table:formula="of:=CHAR(CODE([.AQ1])-4)" office:value-type="string" office:string-value="s" calcext:value-type="string">
            <text:p>s</text:p>
          </table:table-cell>
          <table:table-cell table:formula="of:=CHAR(CODE([.AR1])-4)" office:value-type="string" office:string-value="z" calcext:value-type="string">
            <text:p>z</text:p>
          </table:table-cell>
          <table:table-cell table:formula="of:=CHAR(CODE([.AS1])-4)" office:value-type="string" office:string-value="y" calcext:value-type="string">
            <text:p>y</text:p>
          </table:table-cell>
          <table:table-cell table:formula="of:=CHAR(CODE([.AT1])-4)" office:value-type="string" office:string-value="f" calcext:value-type="string">
            <text:p>f</text:p>
          </table:table-cell>
          <table:table-cell table:formula="of:=CHAR(CODE([.AU1])-4)" office:value-type="string" office:string-value="r" calcext:value-type="string">
            <text:p>r</text:p>
          </table:table-cell>
          <table:table-cell table:formula="of:=CHAR(CODE([.AV1])-4)" office:value-type="string" office:string-value="o" calcext:value-type="string">
            <text:p>o</text:p>
          </table:table-cell>
          <table:table-cell table:formula="of:=CHAR(CODE([.AW1])-4)" office:value-type="string" office:string-value="w" calcext:value-type="string">
            <text:p>w</text:p>
          </table:table-cell>
          <table:table-cell table:formula="of:=CHAR(CODE([.AX1])-4)" office:value-type="string" office:string-value="a" calcext:value-type="string">
            <text:p>a</text:p>
          </table:table-cell>
          <table:table-cell table:formula="of:=CHAR(CODE([.AY1])-4)" office:value-type="string" office:string-value="n" calcext:value-type="string">
            <text:p>n</text:p>
          </table:table-cell>
          <table:table-cell table:formula="of:=CHAR(CODE([.AZ1])-4)" office:value-type="string" office:string-value="o" calcext:value-type="string">
            <text:p>o</text:p>
          </table:table-cell>
          <table:table-cell table:formula="of:=CHAR(CODE([.BA1])-4)" office:value-type="string" office:string-value=" " calcext:value-type="string">
            <text:p><text:s/></text:p>
          </table:table-cell>
          <table:table-cell table:formula="of:=CHAR(CODE([.BB1])-4)" office:value-type="string" office:string-value="n" calcext:value-type="string">
            <text:p>n</text:p>
          </table:table-cell>
          <table:table-cell table:formula="of:=CHAR(CODE([.BC1])-4)" office:value-type="string" office:string-value="a" calcext:value-type="string">
            <text:p>a</text:p>
          </table:table-cell>
          <table:table-cell table:formula="of:=CHAR(CODE([.BD1])-4)" office:value-type="string" office:string-value=" " calcext:value-type="string">
            <text:p><text:s/></text:p>
          </table:table-cell>
          <table:table-cell table:formula="of:=CHAR(CODE([.BE1])-4)" office:value-type="string" office:string-value="k" calcext:value-type="string">
            <text:p>k</text:p>
          </table:table-cell>
          <table:table-cell table:formula="of:=CHAR(CODE([.BF1])-4)" office:value-type="string" office:string-value="o" calcext:value-type="string">
            <text:p>o</text:p>
          </table:table-cell>
          <table:table-cell table:formula="of:=CHAR(CODE([.BG1])-4)" office:value-type="string" office:string-value="n" calcext:value-type="string">
            <text:p>n</text:p>
          </table:table-cell>
          <table:table-cell table:formula="of:=CHAR(CODE([.BH1])-4)" office:value-type="string" office:string-value="k" calcext:value-type="string">
            <text:p>k</text:p>
          </table:table-cell>
          <table:table-cell table:formula="of:=CHAR(CODE([.BI1])-4)" office:value-type="string" office:string-value="u" calcext:value-type="string">
            <text:p>u</text:p>
          </table:table-cell>
          <table:table-cell table:formula="of:=CHAR(CODE([.BJ1])-4)" office:value-type="string" office:string-value="r" calcext:value-type="string">
            <text:p>r</text:p>
          </table:table-cell>
          <table:table-cell table:formula="of:=CHAR(CODE([.BK1])-4)" office:value-type="string" office:string-value="s" calcext:value-type="string">
            <text:p>s</text:p>
          </table:table-cell>
          <table:table-cell table:formula="of:=CHAR(CODE([.BL1])-4)" office:value-type="string" office:string-value=" " calcext:value-type="string">
            <text:p><text:s/></text:p>
          </table:table-cell>
          <table:table-cell table:formula="of:=CHAR(CODE([.BM1])-4)" office:value-type="string" office:string-value="i" calcext:value-type="string">
            <text:p>i</text:p>
          </table:table-cell>
          <table:table-cell table:formula="of:=CHAR(CODE([.BN1])-4)" office:value-type="string" office:string-value="n" calcext:value-type="string">
            <text:p>n</text:p>
          </table:table-cell>
          <table:table-cell table:formula="of:=CHAR(CODE([.BO1])-4)" office:value-type="string" office:string-value="f" calcext:value-type="string">
            <text:p>f</text:p>
          </table:table-cell>
        </table:table-row>
        <table:table-row table:style-name="ro1">
          <table:table-cell/>
          <table:table-cell table:formula="of:=CHAR(ROW()+25)" office:value-type="string" office:string-value=" " calcext:value-type="string">
            <text:p><text:s/></text:p>
          </table:table-cell>
          <table:table-cell table:number-columns-repeated="2"/>
          <table:table-cell table:formula="of:=CHAR(CODE([.E2])-4)" office:value-type="string" office:string-value="o" calcext:value-type="string">
            <text:p>o</text:p>
          </table:table-cell>
          <table:table-cell table:formula="of:=CHAR(CODE([.F2])-4)" office:value-type="string" office:string-value="r" calcext:value-type="string">
            <text:p>r</text:p>
          </table:table-cell>
          <table:table-cell table:formula="of:=CHAR(CODE([.G2])-4)" office:value-type="string" office:string-value="m" calcext:value-type="string">
            <text:p>m</text:p>
          </table:table-cell>
          <table:table-cell table:formula="of:=CHAR(CODE([.H2])-4)" office:value-type="string" office:string-value="a" calcext:value-type="string">
            <text:p>a</text:p>
          </table:table-cell>
          <table:table-cell table:formula="of:=CHAR(CODE([.I2])-4)" office:value-type="string" office:string-value="t" calcext:value-type="string">
            <text:p>t</text:p>
          </table:table-cell>
          <table:table-cell table:formula="of:=CHAR(CODE([.J2])-4)" office:value-type="string" office:string-value="y" calcext:value-type="string">
            <text:p>y</text:p>
          </table:table-cell>
          <table:table-cell table:formula="of:=CHAR(CODE([.K2])-4)" office:value-type="string" office:string-value="c" calcext:value-type="string">
            <text:p>c</text:p>
          </table:table-cell>
          <table:table-cell table:formula="of:=CHAR(CODE([.L2])-4)" office:value-type="string" office:string-value="z" calcext:value-type="string">
            <text:p>z</text:p>
          </table:table-cell>
          <table:table-cell table:formula="of:=CHAR(CODE([.M2])-4)" office:value-type="string" office:string-value="n" calcext:value-type="string">
            <text:p>n</text:p>
          </table:table-cell>
          <table:table-cell table:formula="of:=CHAR(CODE([.N2])-4)" office:value-type="string" office:string-value="y" calcext:value-type="string">
            <text:p>y</text:p>
          </table:table-cell>
          <table:table-cell table:formula="of:=CHAR(CODE([.O2])-4)" office:value-type="string" office:string-value="." calcext:value-type="string">
            <text:p>.</text:p>
          </table:table-cell>
          <table:table-cell table:formula="of:=CHAR(CODE([.P2])-4)" office:value-type="string" office:string-value="T" calcext:value-type="string">
            <text:p>T</text:p>
          </table:table-cell>
          <table:table-cell table:formula="of:=CHAR(CODE([.Q2])-4)" office:value-type="string" office:string-value="a" calcext:value-type="string">
            <text:p>a</text:p>
          </table:table-cell>
          <table:table-cell table:formula="of:=CHAR(CODE([.R2])-4)" office:value-type="string" office:string-value="k" calcext:value-type="string">
            <text:p>k</text:p>
          </table:table-cell>
          <table:table-cell table:formula="of:=CHAR(CODE([.S2])-4)" office:value-type="string" office:string-value="i" calcext:value-type="string">
            <text:p>i</text:p>
          </table:table-cell>
          <table:table-cell table:formula="of:=CHAR(CODE([.T2])-4)" office:value-type="string" office:string-value="e" calcext:value-type="string">
            <text:p>e</text:p>
          </table:table-cell>
          <table:table-cell table:formula="of:=CHAR(CODE([.U2])-4)" office:value-type="string" office:string-value=" " calcext:value-type="string">
            <text:p><text:s/></text:p>
          </table:table-cell>
          <table:table-cell table:formula="of:=CHAR(CODE([.V2])-4)" office:value-type="string" office:string-value="s" calcext:value-type="string">
            <text:p>s</text:p>
          </table:table-cell>
          <table:table-cell table:formula="of:=CHAR(CODE([.W2])-4)" office:value-type="string" office:string-value="z" calcext:value-type="string">
            <text:p>z</text:p>
          </table:table-cell>
          <table:table-cell table:formula="of:=CHAR(CODE([.X2])-4)" office:value-type="string" office:string-value="y" calcext:value-type="string">
            <text:p>y</text:p>
          </table:table-cell>
          <table:table-cell table:formula="of:=CHAR(CODE([.Y2])-4)" office:value-type="string" office:string-value="f" calcext:value-type="string">
            <text:p>f</text:p>
          </table:table-cell>
          <table:table-cell table:formula="of:=CHAR(CODE([.Z2])-4)" office:value-type="string" office:string-value="r" calcext:value-type="string">
            <text:p>r</text:p>
          </table:table-cell>
          <table:table-cell table:formula="of:=CHAR(CODE([.AA2])-4)" office:value-type="string" office:string-value="o" calcext:value-type="string">
            <text:p>o</text:p>
          </table:table-cell>
          <table:table-cell table:formula="of:=CHAR(CODE([.AB2])-4)" office:value-type="string" office:string-value="w" calcext:value-type="string">
            <text:p>w</text:p>
          </table:table-cell>
          <table:table-cell table:formula="of:=CHAR(CODE([.AC2])-4)" office:value-type="string" office:string-value="a" calcext:value-type="string">
            <text:p>a</text:p>
          </table:table-cell>
          <table:table-cell table:formula="of:=CHAR(CODE([.AD2])-4)" office:value-type="string" office:string-value="n" calcext:value-type="string">
            <text:p>n</text:p>
          </table:table-cell>
          <table:table-cell table:formula="of:=CHAR(CODE([.AE2])-4)" office:value-type="string" office:string-value="i" calcext:value-type="string">
            <text:p>i</text:p>
          </table:table-cell>
          <table:table-cell table:formula="of:=CHAR(CODE([.AF2])-4)" office:value-type="string" office:string-value="e" calcext:value-type="string">
            <text:p>e</text:p>
          </table:table-cell>
          <table:table-cell table:formula="of:=CHAR(CODE([.AG2])-4)" office:value-type="string" office:string-value=" " calcext:value-type="string">
            <text:p><text:s/></text:p>
          </table:table-cell>
          <table:table-cell table:formula="of:=CHAR(CODE([.AH2])-4)" office:value-type="string" office:string-value="j" calcext:value-type="string">
            <text:p>j</text:p>
          </table:table-cell>
          <table:table-cell table:formula="of:=CHAR(CODE([.AI2])-4)" office:value-type="string" office:string-value="e" calcext:value-type="string">
            <text:p>e</text:p>
          </table:table-cell>
          <table:table-cell table:formula="of:=CHAR(CODE([.AJ2])-4)" office:value-type="string" office:string-value="s" calcext:value-type="string">
            <text:p>s</text:p>
          </table:table-cell>
          <table:table-cell table:formula="of:=CHAR(CODE([.AK2])-4)" office:value-type="string" office:string-value="t" calcext:value-type="string">
            <text:p>t</text:p>
          </table:table-cell>
          <table:table-cell table:formula="of:=CHAR(CODE([.AL2])-4)" office:value-type="string" office:string-value=" " calcext:value-type="string">
            <text:p><text:s/></text:p>
          </table:table-cell>
          <table:table-cell table:formula="of:=CHAR(CODE([.AM2])-4)" office:value-type="string" office:string-value="b" calcext:value-type="string">
            <text:p>b</text:p>
          </table:table-cell>
          <table:table-cell table:formula="of:=CHAR(CODE([.AN2])-4)" office:value-type="string" office:string-value="a" calcext:value-type="string">
            <text:p>a</text:p>
          </table:table-cell>
          <table:table-cell table:formula="of:=CHAR(CODE([.AO2])-4)" office:value-type="string" office:string-value="r" calcext:value-type="string">
            <text:p>r</text:p>
          </table:table-cell>
          <table:table-cell table:formula="of:=CHAR(CODE([.AP2])-4)" office:value-type="string" office:string-value="d" calcext:value-type="string">
            <text:p>d</text:p>
          </table:table-cell>
          <table:table-cell table:formula="of:=CHAR(CODE([.AQ2])-4)" office:value-type="string" office:string-value="z" calcext:value-type="string">
            <text:p>z</text:p>
          </table:table-cell>
          <table:table-cell table:formula="of:=CHAR(CODE([.AR2])-4)" office:value-type="string" office:string-value="o" calcext:value-type="string">
            <text:p>o</text:p>
          </table:table-cell>
          <table:table-cell table:formula="of:=CHAR(CODE([.AS2])-4)" office:value-type="string" office:string-value=" " calcext:value-type="string">
            <text:p><text:s/></text:p>
          </table:table-cell>
          <table:table-cell table:formula="of:=CHAR(CODE([.AT2])-4)" office:value-type="string" office:string-value="p" calcext:value-type="string">
            <text:p>p</text:p>
          </table:table-cell>
          <table:table-cell table:formula="of:=CHAR(CODE([.AU2])-4)" office:value-type="string" office:string-value="r" calcext:value-type="string">
            <text:p>r</text:p>
          </table:table-cell>
          <table:table-cell table:formula="of:=CHAR(CODE([.AV2])-4)" office:value-type="string" office:string-value="o" calcext:value-type="string">
            <text:p>o</text:p>
          </table:table-cell>
          <table:table-cell table:formula="of:=CHAR(CODE([.AW2])-4)" office:value-type="string" office:string-value="s" calcext:value-type="string">
            <text:p>s</text:p>
          </table:table-cell>
          <table:table-cell table:formula="of:=CHAR(CODE([.AX2])-4)" office:value-type="string" office:string-value="t" calcext:value-type="string">
            <text:p>t</text:p>
          </table:table-cell>
          <table:table-cell table:formula="of:=CHAR(CODE([.AY2])-4)" office:value-type="string" office:string-value="e" calcext:value-type="string">
            <text:p>e</text:p>
          </table:table-cell>
          <table:table-cell table:formula="of:=CHAR(CODE([.AZ2])-4)" office:value-type="string" office:string-value="," calcext:value-type="string">
            <text:p>,</text:p>
          </table:table-cell>
          <table:table-cell table:formula="of:=CHAR(CODE([.BA2])-4)" office:value-type="string" office:string-value=" " calcext:value-type="string">
            <text:p><text:s/></text:p>
          </table:table-cell>
          <table:table-cell table:formula="of:=CHAR(CODE([.BB2])-4)" office:value-type="string" office:string-value="a" calcext:value-type="string">
            <text:p>a</text:p>
          </table:table-cell>
          <table:table-cell table:formula="of:=CHAR(CODE([.BC2])-4)" office:value-type="string" office:string-value=" " calcext:value-type="string">
            <text:p><text:s/></text:p>
          </table:table-cell>
          <table:table-cell table:formula="of:=CHAR(CODE([.BD2])-4)" office:value-type="string" office:string-value="n" calcext:value-type="string">
            <text:p>n</text:p>
          </table:table-cell>
          <table:table-cell table:formula="of:=CHAR(CODE([.BE2])-4)" office:value-type="string" office:string-value="a" calcext:value-type="string">
            <text:p>a</text:p>
          </table:table-cell>
          <table:table-cell table:formula="of:=CHAR(CODE([.BF2])-4)" office:value-type="string" office:string-value="w" calcext:value-type="string">
            <text:p>w</text:p>
          </table:table-cell>
          <table:table-cell table:formula="of:=CHAR(CODE([.BG2])-4)" office:value-type="string" office:string-value="e" calcext:value-type="string">
            <text:p>e</text:p>
          </table:table-cell>
          <table:table-cell table:formula="of:=CHAR(CODE([.BH2])-4)" office:value-type="string" office:string-value="t" calcext:value-type="string">
            <text:p>t</text:p>
          </table:table-cell>
          <table:table-cell table:formula="of:=CHAR(CODE([.BI2])-4)" office:value-type="string" office:string-value=" " calcext:value-type="string">
            <text:p><text:s/></text:p>
          </table:table-cell>
          <table:table-cell table:formula="of:=CHAR(CODE([.BJ2])-4)" office:value-type="string" office:string-value="p" calcext:value-type="string">
            <text:p>p</text:p>
          </table:table-cell>
          <table:table-cell table:formula="of:=CHAR(CODE([.BK2])-4)" office:value-type="string" office:string-value="r" calcext:value-type="string">
            <text:p>r</text:p>
          </table:table-cell>
          <table:table-cell table:formula="of:=CHAR(CODE([.BL2])-4)" office:value-type="string" office:string-value="y" calcext:value-type="string">
            <text:p>y</text:p>
          </table:table-cell>
          <table:table-cell table:formula="of:=CHAR(CODE([.BM2])-4)" office:value-type="string" office:string-value="m" calcext:value-type="string">
            <text:p>m</text:p>
          </table:table-cell>
          <table:table-cell table:formula="of:=CHAR(CODE([.BN2])-4)" office:value-type="string" office:string-value="i" calcext:value-type="string">
            <text:p>i</text:p>
          </table:table-cell>
          <table:table-cell table:formula="of:=CHAR(CODE([.BO2])-4)" office:value-type="string" office:string-value="t" calcext:value-type="string">
            <text:p>t</text:p>
          </table:table-cell>
        </table:table-row>
        <table:table-row table:style-name="ro1">
          <table:table-cell/>
          <table:table-cell table:formula="of:=CHAR(ROW()+25)" office:value-type="string" office:string-value="!" calcext:value-type="string">
            <text:p>!</text:p>
          </table:table-cell>
          <table:table-cell table:number-columns-repeated="2"/>
          <table:table-cell table:formula="of:=CHAR(CODE([.E3])-4)" office:value-type="string" office:string-value="y" calcext:value-type="string">
            <text:p>y</text:p>
          </table:table-cell>
          <table:table-cell table:formula="of:=CHAR(CODE([.F3])-4)" office:value-type="string" office:string-value="w" calcext:value-type="string">
            <text:p>w</text:p>
          </table:table-cell>
          <table:table-cell table:formula="of:=CHAR(CODE([.G3])-4)" office:value-type="string" office:string-value="n" calcext:value-type="string">
            <text:p>n</text:p>
          </table:table-cell>
          <table:table-cell table:formula="of:=CHAR(CODE([.H3])-4)" office:value-type="string" office:string-value="e" calcext:value-type="string">
            <text:p>e</text:p>
          </table:table-cell>
          <table:table-cell table:formula="of:=CHAR(CODE([.I3])-4)" office:value-type="string" office:string-value="," calcext:value-type="string">
            <text:p>,</text:p>
          </table:table-cell>
          <table:table-cell table:formula="of:=CHAR(CODE([.J3])-4)" office:value-type="string" office:string-value="a" calcext:value-type="string">
            <text:p>a</text:p>
          </table:table-cell>
          <table:table-cell table:formula="of:=CHAR(CODE([.K3])-4)" office:value-type="string" office:string-value="l" calcext:value-type="string">
            <text:p>l</text:p>
          </table:table-cell>
          <table:table-cell table:formula="of:=CHAR(CODE([.L3])-4)" office:value-type="string" office:string-value="e" calcext:value-type="string">
            <text:p>e</text:p>
          </table:table-cell>
          <table:table-cell table:formula="of:=CHAR(CODE([.M3])-4)" office:value-type="string" office:string-value=" " calcext:value-type="string">
            <text:p><text:s/></text:p>
          </table:table-cell>
          <table:table-cell table:formula="of:=CHAR(CODE([.N3])-4)" office:value-type="string" office:string-value="s" calcext:value-type="string">
            <text:p>s</text:p>
          </table:table-cell>
          <table:table-cell table:formula="of:=CHAR(CODE([.O3])-4)" office:value-type="string" office:string-value="k" calcext:value-type="string">
            <text:p>k</text:p>
          </table:table-cell>
          <table:table-cell table:formula="of:=CHAR(CODE([.P3])-4)" office:value-type="string" office:string-value="u" calcext:value-type="string">
            <text:p>u</text:p>
          </table:table-cell>
          <table:table-cell table:formula="of:=CHAR(CODE([.Q3])-4)" office:value-type="string" office:string-value="t" calcext:value-type="string">
            <text:p>t</text:p>
          </table:table-cell>
          <table:table-cell table:formula="of:=CHAR(CODE([.R3])-4)" office:value-type="string" office:string-value="e" calcext:value-type="string">
            <text:p>e</text:p>
          </table:table-cell>
          <table:table-cell table:formula="of:=CHAR(CODE([.S3])-4)" office:value-type="string" office:string-value="c" calcext:value-type="string">
            <text:p>c</text:p>
          </table:table-cell>
          <table:table-cell table:formula="of:=CHAR(CODE([.T3])-4)" office:value-type="string" office:string-value="z" calcext:value-type="string">
            <text:p>z</text:p>
          </table:table-cell>
          <table:table-cell table:formula="of:=CHAR(CODE([.U3])-4)" office:value-type="string" office:string-value="n" calcext:value-type="string">
            <text:p>n</text:p>
          </table:table-cell>
          <table:table-cell table:formula="of:=CHAR(CODE([.V3])-4)" office:value-type="string" office:string-value="i" calcext:value-type="string">
            <text:p>i</text:p>
          </table:table-cell>
          <table:table-cell table:formula="of:=CHAR(CODE([.W3])-4)" office:value-type="string" office:string-value="e" calcext:value-type="string">
            <text:p>e</text:p>
          </table:table-cell>
          <table:table-cell table:formula="of:=CHAR(CODE([.X3])-4)" office:value-type="string" office:string-value=" " calcext:value-type="string">
            <text:p><text:s/></text:p>
          </table:table-cell>
          <table:table-cell table:formula="of:=CHAR(CODE([.Y3])-4)" office:value-type="string" office:string-value="c" calcext:value-type="string">
            <text:p>c</text:p>
          </table:table-cell>
          <table:table-cell table:formula="of:=CHAR(CODE([.Z3])-4)" office:value-type="string" office:string-value="h" calcext:value-type="string">
            <text:p>h</text:p>
          </table:table-cell>
          <table:table-cell table:formula="of:=CHAR(CODE([.AA3])-4)" office:value-type="string" office:string-value="r" calcext:value-type="string">
            <text:p>r</text:p>
          </table:table-cell>
          <table:table-cell table:formula="of:=CHAR(CODE([.AB3])-4)" office:value-type="string" office:string-value="o" calcext:value-type="string">
            <text:p>o</text:p>
          </table:table-cell>
          <table:table-cell table:formula="of:=CHAR(CODE([.AC3])-4)" office:value-type="string" office:string-value="n" calcext:value-type="string">
            <text:p>n</text:p>
          </table:table-cell>
          <table:table-cell table:formula="of:=CHAR(CODE([.AD3])-4)" office:value-type="string" office:string-value="i" calcext:value-type="string">
            <text:p>i</text:p>
          </table:table-cell>
          <table:table-cell table:formula="of:=CHAR(CODE([.AE3])-4)" office:value-type="string" office:string-value=" " calcext:value-type="string">
            <text:p><text:s/></text:p>
          </table:table-cell>
          <table:table-cell table:formula="of:=CHAR(CODE([.AF3])-4)" office:value-type="string" office:string-value="t" calcext:value-type="string">
            <text:p>t</text:p>
          </table:table-cell>
          <table:table-cell table:formula="of:=CHAR(CODE([.AG3])-4)" office:value-type="string" office:string-value="e" calcext:value-type="string">
            <text:p>e</text:p>
          </table:table-cell>
          <table:table-cell table:formula="of:=CHAR(CODE([.AH3])-4)" office:value-type="string" office:string-value="k" calcext:value-type="string">
            <text:p>k</text:p>
          </table:table-cell>
          <table:table-cell table:formula="of:=CHAR(CODE([.AI3])-4)" office:value-type="string" office:string-value="s" calcext:value-type="string">
            <text:p>s</text:p>
          </table:table-cell>
          <table:table-cell table:formula="of:=CHAR(CODE([.AJ3])-4)" office:value-type="string" office:string-value="t" calcext:value-type="string">
            <text:p>t</text:p>
          </table:table-cell>
          <table:table-cell table:formula="of:=CHAR(CODE([.AK3])-4)" office:value-type="string" office:string-value=" " calcext:value-type="string">
            <text:p><text:s/></text:p>
          </table:table-cell>
          <table:table-cell table:formula="of:=CHAR(CODE([.AL3])-4)" office:value-type="string" office:string-value="p" calcext:value-type="string">
            <text:p>p</text:p>
          </table:table-cell>
          <table:table-cell table:formula="of:=CHAR(CODE([.AM3])-4)" office:value-type="string" office:string-value="r" calcext:value-type="string">
            <text:p>r</text:p>
          </table:table-cell>
          <table:table-cell table:formula="of:=CHAR(CODE([.AN3])-4)" office:value-type="string" office:string-value="z" calcext:value-type="string">
            <text:p>z</text:p>
          </table:table-cell>
          <table:table-cell table:formula="of:=CHAR(CODE([.AO3])-4)" office:value-type="string" office:string-value="e" calcext:value-type="string">
            <text:p>e</text:p>
          </table:table-cell>
          <table:table-cell table:formula="of:=CHAR(CODE([.AP3])-4)" office:value-type="string" office:string-value="d" calcext:value-type="string">
            <text:p>d</text:p>
          </table:table-cell>
          <table:table-cell table:formula="of:=CHAR(CODE([.AQ3])-4)" office:value-type="string" office:string-value=" " calcext:value-type="string">
            <text:p><text:s/></text:p>
          </table:table-cell>
          <table:table-cell table:formula="of:=CHAR(CODE([.AR3])-4)" office:value-type="string" office:string-value="c" calcext:value-type="string">
            <text:p>c</text:p>
          </table:table-cell>
          <table:table-cell table:formula="of:=CHAR(CODE([.AS3])-4)" office:value-type="string" office:string-value="i" calcext:value-type="string">
            <text:p>i</text:p>
          </table:table-cell>
          <table:table-cell table:formula="of:=CHAR(CODE([.AT3])-4)" office:value-type="string" office:string-value="e" calcext:value-type="string">
            <text:p>e</text:p>
          </table:table-cell>
          <table:table-cell table:formula="of:=CHAR(CODE([.AU3])-4)" office:value-type="string" office:string-value="k" calcext:value-type="string">
            <text:p>k</text:p>
          </table:table-cell>
          <table:table-cell table:formula="of:=CHAR(CODE([.AV3])-4)" office:value-type="string" office:string-value="a" calcext:value-type="string">
            <text:p>a</text:p>
          </table:table-cell>
          <table:table-cell table:formula="of:=CHAR(CODE([.AW3])-4)" office:value-type="string" office:string-value="w" calcext:value-type="string">
            <text:p>w</text:p>
          </table:table-cell>
          <table:table-cell table:formula="of:=CHAR(CODE([.AX3])-4)" office:value-type="string" office:string-value="s" calcext:value-type="string">
            <text:p>s</text:p>
          </table:table-cell>
          <table:table-cell table:formula="of:=CHAR(CODE([.AY3])-4)" office:value-type="string" office:string-value="k" calcext:value-type="string">
            <text:p>k</text:p>
          </table:table-cell>
          <table:table-cell table:formula="of:=CHAR(CODE([.AZ3])-4)" office:value-type="string" office:string-value="i" calcext:value-type="string">
            <text:p>i</text:p>
          </table:table-cell>
          <table:table-cell table:formula="of:=CHAR(CODE([.BA3])-4)" office:value-type="string" office:string-value="m" calcext:value-type="string">
            <text:p>m</text:p>
          </table:table-cell>
          <table:table-cell table:formula="of:=CHAR(CODE([.BB3])-4)" office:value-type="string" office:string-value="i" calcext:value-type="string">
            <text:p>i</text:p>
          </table:table-cell>
          <table:table-cell table:formula="of:=CHAR(CODE([.BC3])-4)" office:value-type="string" office:string-value=" " calcext:value-type="string">
            <text:p><text:s/></text:p>
          </table:table-cell>
          <table:table-cell table:formula="of:=CHAR(CODE([.BD3])-4)" office:value-type="string" office:string-value="o" calcext:value-type="string">
            <text:p>o</text:p>
          </table:table-cell>
          <table:table-cell table:formula="of:=CHAR(CODE([.BE3])-4)" office:value-type="string" office:string-value="c" calcext:value-type="string">
            <text:p>c</text:p>
          </table:table-cell>
          <table:table-cell table:formula="of:=CHAR(CODE([.BF3])-4)" office:value-type="string" office:string-value="z" calcext:value-type="string">
            <text:p>z</text:p>
          </table:table-cell>
          <table:table-cell table:formula="of:=CHAR(CODE([.BG3])-4)" office:value-type="string" office:string-value="a" calcext:value-type="string">
            <text:p>a</text:p>
          </table:table-cell>
          <table:table-cell table:formula="of:=CHAR(CODE([.BH3])-4)" office:value-type="string" office:string-value="m" calcext:value-type="string">
            <text:p>m</text:p>
          </table:table-cell>
          <table:table-cell table:formula="of:=CHAR(CODE([.BI3])-4)" office:value-type="string" office:string-value="." calcext:value-type="string">
            <text:p>.</text:p>
          </table:table-cell>
          <table:table-cell table:formula="of:=CHAR(CODE([.BJ3])-4)" office:value-type="string" office:string-value="W" calcext:value-type="string">
            <text:p>W</text:p>
          </table:table-cell>
          <table:table-cell table:formula="of:=CHAR(CODE([.BK3])-4)" office:value-type="string" office:string-value="y" calcext:value-type="string">
            <text:p>y</text:p>
          </table:table-cell>
          <table:table-cell table:formula="of:=CHAR(CODE([.BL3])-4)" office:value-type="string" office:string-value="r" calcext:value-type="string">
            <text:p>r</text:p>
          </table:table-cell>
          <table:table-cell table:formula="of:=CHAR(CODE([.BM3])-4)" office:value-type="string" office:string-value="a" calcext:value-type="string">
            <text:p>a</text:p>
          </table:table-cell>
          <table:table-cell table:formula="of:=CHAR(CODE([.BN3])-4)" office:value-type="string" office:string-value="z" calcext:value-type="string">
            <text:p>z</text:p>
          </table:table-cell>
          <table:table-cell/>
        </table:table-row>
        <table:table-row table:style-name="ro1">
          <table:table-cell/>
          <table:table-cell table:formula="of:=CHAR(ROW()+25)" office:value-type="string" office:string-value="&quot;" calcext:value-type="string">
            <text:p>"</text:p>
          </table:table-cell>
          <table:table-cell table:number-columns-repeated="2"/>
          <table:table-cell table:formula="of:=CHAR(CODE([.E4])-4)" office:value-type="string" office:string-value=" " calcext:value-type="string">
            <text:p><text:s/></text:p>
          </table:table-cell>
          <table:table-cell table:formula="of:=CHAR(CODE([.F4])-4)" office:value-type="string" office:string-value="t" calcext:value-type="string">
            <text:p>t</text:p>
          </table:table-cell>
          <table:table-cell table:formula="of:=CHAR(CODE([.G4])-4)" office:value-type="string" office:string-value="r" calcext:value-type="string">
            <text:p>r</text:p>
          </table:table-cell>
          <table:table-cell table:formula="of:=CHAR(CODE([.H4])-4)" office:value-type="string" office:string-value="a" calcext:value-type="string">
            <text:p>a</text:p>
          </table:table-cell>
          <table:table-cell table:formula="of:=CHAR(CODE([.I4])-4)" office:value-type="string" office:string-value="w" calcext:value-type="string">
            <text:p>w</text:p>
          </table:table-cell>
          <table:table-cell table:formula="of:=CHAR(CODE([.J4])-4)" office:value-type="string" office:string-value="a" calcext:value-type="string">
            <text:p>a</text:p>
          </table:table-cell>
          <table:table-cell table:formula="of:=CHAR(CODE([.K4])-4)" office:value-type="string" office:string-value=" " calcext:value-type="string">
            <text:p><text:s/></text:p>
          </table:table-cell>
          <table:table-cell table:formula="of:=CHAR(CODE([.L4])-4)" office:value-type="string" office:string-value="t" calcext:value-type="string">
            <text:p>t</text:p>
          </table:table-cell>
          <table:table-cell table:formula="of:=CHAR(CODE([.M4])-4)" office:value-type="string" office:string-value="o" calcext:value-type="string">
            <text:p>o</text:p>
          </table:table-cell>
          <table:table-cell table:formula="of:=CHAR(CODE([.N4])-4)" office:value-type="string" office:string-value=" " calcext:value-type="string">
            <text:p><text:s/></text:p>
          </table:table-cell>
          <table:table-cell table:formula="of:=CHAR(CODE([.O4])-4)" office:value-type="string" office:string-value="t" calcext:value-type="string">
            <text:p>t</text:p>
          </table:table-cell>
          <table:table-cell table:formula="of:=CHAR(CODE([.P4])-4)" office:value-type="string" office:string-value="y" calcext:value-type="string">
            <text:p>y</text:p>
          </table:table-cell>
          <table:table-cell table:formula="of:=CHAR(CODE([.Q4])-4)" office:value-type="string" office:string-value="l" calcext:value-type="string">
            <text:p>l</text:p>
          </table:table-cell>
          <table:table-cell table:formula="of:=CHAR(CODE([.R4])-4)" office:value-type="string" office:string-value="k" calcext:value-type="string">
            <text:p>k</text:p>
          </table:table-cell>
          <table:table-cell table:formula="of:=CHAR(CODE([.S4])-4)" office:value-type="string" office:string-value="o" calcext:value-type="string">
            <text:p>o</text:p>
          </table:table-cell>
          <table:table-cell table:formula="of:=CHAR(CODE([.T4])-4)" office:value-type="string" office:string-value=" " calcext:value-type="string">
            <text:p><text:s/></text:p>
          </table:table-cell>
          <table:table-cell table:formula="of:=CHAR(CODE([.U4])-4)" office:value-type="string" office:string-value="k" calcext:value-type="string">
            <text:p>k</text:p>
          </table:table-cell>
          <table:table-cell table:formula="of:=CHAR(CODE([.V4])-4)" office:value-type="string" office:string-value="l" calcext:value-type="string">
            <text:p>l</text:p>
          </table:table-cell>
          <table:table-cell table:formula="of:=CHAR(CODE([.W4])-4)" office:value-type="string" office:string-value="u" calcext:value-type="string">
            <text:p>u</text:p>
          </table:table-cell>
          <table:table-cell table:formula="of:=CHAR(CODE([.X4])-4)" office:value-type="string" office:string-value="c" calcext:value-type="string">
            <text:p>c</text:p>
          </table:table-cell>
          <table:table-cell table:formula="of:=CHAR(CODE([.Y4])-4)" office:value-type="string" office:string-value="z" calcext:value-type="string">
            <text:p>z</text:p>
          </table:table-cell>
          <table:table-cell table:formula="of:=CHAR(CODE([.Z4])-4)" office:value-type="string" office:string-value=" " calcext:value-type="string">
            <text:p><text:s/></text:p>
          </table:table-cell>
          <table:table-cell table:formula="of:=CHAR(CODE([.AA4])-4)" office:value-type="string" office:string-value="d" calcext:value-type="string">
            <text:p>d</text:p>
          </table:table-cell>
          <table:table-cell table:formula="of:=CHAR(CODE([.AB4])-4)" office:value-type="string" office:string-value="o" calcext:value-type="string">
            <text:p>o</text:p>
          </table:table-cell>
          <table:table-cell table:formula="of:=CHAR(CODE([.AC4])-4)" office:value-type="string" office:string-value=" " calcext:value-type="string">
            <text:p><text:s/></text:p>
          </table:table-cell>
          <table:table-cell table:formula="of:=CHAR(CODE([.AD4])-4)" office:value-type="string" office:string-value="o" calcext:value-type="string">
            <text:p>o</text:p>
          </table:table-cell>
          <table:table-cell table:formula="of:=CHAR(CODE([.AE4])-4)" office:value-type="string" office:string-value="d" calcext:value-type="string">
            <text:p>d</text:p>
          </table:table-cell>
          <table:table-cell table:formula="of:=CHAR(CODE([.AF4])-4)" office:value-type="string" office:string-value="k" calcext:value-type="string">
            <text:p>k</text:p>
          </table:table-cell>
          <table:table-cell table:formula="of:=CHAR(CODE([.AG4])-4)" office:value-type="string" office:string-value="r" calcext:value-type="string">
            <text:p>r</text:p>
          </table:table-cell>
          <table:table-cell table:formula="of:=CHAR(CODE([.AH4])-4)" office:value-type="string" office:string-value="y" calcext:value-type="string">
            <text:p>y</text:p>
          </table:table-cell>
          <table:table-cell table:formula="of:=CHAR(CODE([.AI4])-4)" office:value-type="string" office:string-value="c" calcext:value-type="string">
            <text:p>c</text:p>
          </table:table-cell>
          <table:table-cell table:formula="of:=CHAR(CODE([.AJ4])-4)" office:value-type="string" office:string-value="i" calcext:value-type="string">
            <text:p>i</text:p>
          </table:table-cell>
          <table:table-cell table:formula="of:=CHAR(CODE([.AK4])-4)" office:value-type="string" office:string-value="a" calcext:value-type="string">
            <text:p>a</text:p>
          </table:table-cell>
          <table:table-cell table:formula="of:=CHAR(CODE([.AL4])-4)" office:value-type="string" office:string-value=" " calcext:value-type="string">
            <text:p><text:s/></text:p>
          </table:table-cell>
          <table:table-cell table:formula="of:=CHAR(CODE([.AM4])-4)" office:value-type="string" office:string-value="i" calcext:value-type="string">
            <text:p>i</text:p>
          </table:table-cell>
          <table:table-cell table:formula="of:=CHAR(CODE([.AN4])-4)" office:value-type="string" office:string-value="n" calcext:value-type="string">
            <text:p>n</text:p>
          </table:table-cell>
          <table:table-cell table:formula="of:=CHAR(CODE([.AO4])-4)" office:value-type="string" office:string-value="n" calcext:value-type="string">
            <text:p>n</text:p>
          </table:table-cell>
          <table:table-cell table:formula="of:=CHAR(CODE([.AP4])-4)" office:value-type="string" office:string-value="y" calcext:value-type="string">
            <text:p>y</text:p>
          </table:table-cell>
          <table:table-cell table:formula="of:=CHAR(CODE([.AQ4])-4)" office:value-type="string" office:string-value="c" calcext:value-type="string">
            <text:p>c</text:p>
          </table:table-cell>
          <table:table-cell table:formula="of:=CHAR(CODE([.AR4])-4)" office:value-type="string" office:string-value="h" calcext:value-type="string">
            <text:p>h</text:p>
          </table:table-cell>
          <table:table-cell table:formula="of:=CHAR(CODE([.AS4])-4)" office:value-type="string" office:string-value=" " calcext:value-type="string">
            <text:p><text:s/></text:p>
          </table:table-cell>
          <table:table-cell table:formula="of:=CHAR(CODE([.AT4])-4)" office:value-type="string" office:string-value="l" calcext:value-type="string">
            <text:p>l</text:p>
          </table:table-cell>
          <table:table-cell table:formula="of:=CHAR(CODE([.AU4])-4)" office:value-type="string" office:string-value="i" calcext:value-type="string">
            <text:p>i</text:p>
          </table:table-cell>
          <table:table-cell table:formula="of:=CHAR(CODE([.AV4])-4)" office:value-type="string" office:string-value="t" calcext:value-type="string">
            <text:p>t</text:p>
          </table:table-cell>
          <table:table-cell table:formula="of:=CHAR(CODE([.AW4])-4)" office:value-type="string" office:string-value="e" calcext:value-type="string">
            <text:p>e</text:p>
          </table:table-cell>
          <table:table-cell table:formula="of:=CHAR(CODE([.AX4])-4)" office:value-type="string" office:string-value="r" calcext:value-type="string">
            <text:p>r</text:p>
          </table:table-cell>
          <table:table-cell table:formula="of:=CHAR(CODE([.AY4])-4)" office:value-type="string" office:string-value="." calcext:value-type="string">
            <text:p>.</text:p>
          </table:table-cell>
          <table:table-cell table:number-columns-repeated="16"/>
        </table:table-row>
        <table:table-row table:style-name="ro1">
          <table:table-cell/>
          <table:table-cell table:formula="of:=CHAR(ROW()+25)" office:value-type="string" office:string-value="#" calcext:value-type="string">
            <text:p>#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$" calcext:value-type="string">
            <text:p>$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%" calcext:value-type="string">
            <text:p>%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&amp;" calcext:value-type="string">
            <text:p>&amp;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'" calcext:value-type="string">
            <text:p>'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(" calcext:value-type="string">
            <text:p>(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)" calcext:value-type="string">
            <text:p>)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*" calcext:value-type="string">
            <text:p>*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+" calcext:value-type="string">
            <text:p>+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," calcext:value-type="string">
            <text:p>,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-" calcext:value-type="string">
            <text:p>-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." calcext:value-type="string">
            <text:p>.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/" calcext:value-type="string">
            <text:p>/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0" calcext:value-type="string">
            <text:p>0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1" calcext:value-type="string">
            <text:p>1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2" calcext:value-type="string">
            <text:p>2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3" calcext:value-type="string">
            <text:p>3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4" calcext:value-type="string">
            <text:p>4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5" calcext:value-type="string">
            <text:p>5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6" calcext:value-type="string">
            <text:p>6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7" calcext:value-type="string">
            <text:p>7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8" calcext:value-type="string">
            <text:p>8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9" calcext:value-type="string">
            <text:p>9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:" calcext:value-type="string">
            <text:p>: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;" calcext:value-type="string">
            <text:p>;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&lt;" calcext:value-type="string">
            <text:p>&lt;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=" calcext:value-type="string">
            <text:p>=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&gt;" calcext:value-type="string">
            <text:p>&gt;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?" calcext:value-type="string">
            <text:p>?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@" calcext:value-type="string">
            <text:p>@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A" calcext:value-type="string">
            <text:p>A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B" calcext:value-type="string">
            <text:p>B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C" calcext:value-type="string">
            <text:p>C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D" calcext:value-type="string">
            <text:p>D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E" calcext:value-type="string">
            <text:p>E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F" calcext:value-type="string">
            <text:p>F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G" calcext:value-type="string">
            <text:p>G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H" calcext:value-type="string">
            <text:p>H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I" calcext:value-type="string">
            <text:p>I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J" calcext:value-type="string">
            <text:p>J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K" calcext:value-type="string">
            <text:p>K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L" calcext:value-type="string">
            <text:p>L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M" calcext:value-type="string">
            <text:p>M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N" calcext:value-type="string">
            <text:p>N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O" calcext:value-type="string">
            <text:p>O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P" calcext:value-type="string">
            <text:p>P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Q" calcext:value-type="string">
            <text:p>Q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R" calcext:value-type="string">
            <text:p>R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S" calcext:value-type="string">
            <text:p>S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T" calcext:value-type="string">
            <text:p>T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U" calcext:value-type="string">
            <text:p>U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V" calcext:value-type="string">
            <text:p>V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W" calcext:value-type="string">
            <text:p>W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X" calcext:value-type="string">
            <text:p>X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Y" calcext:value-type="string">
            <text:p>Y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Z" calcext:value-type="string">
            <text:p>Z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[" calcext:value-type="string">
            <text:p>[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\" calcext:value-type="string">
            <text:p>\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]" calcext:value-type="string">
            <text:p>]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^" calcext:value-type="string">
            <text:p>^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_" calcext:value-type="string">
            <text:p>_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`" calcext:value-type="string">
            <text:p>`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a" calcext:value-type="string">
            <text:p>a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b" calcext:value-type="string">
            <text:p>b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c" calcext:value-type="string">
            <text:p>c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d" calcext:value-type="string">
            <text:p>d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e" calcext:value-type="string">
            <text:p>e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f" calcext:value-type="string">
            <text:p>f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g" calcext:value-type="string">
            <text:p>g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h" calcext:value-type="string">
            <text:p>h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i" calcext:value-type="string">
            <text:p>i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j" calcext:value-type="string">
            <text:p>j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k" calcext:value-type="string">
            <text:p>k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l" calcext:value-type="string">
            <text:p>l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m" calcext:value-type="string">
            <text:p>m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n" calcext:value-type="string">
            <text:p>n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o" calcext:value-type="string">
            <text:p>o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p" calcext:value-type="string">
            <text:p>p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q" calcext:value-type="string">
            <text:p>q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r" calcext:value-type="string">
            <text:p>r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s" calcext:value-type="string">
            <text:p>s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t" calcext:value-type="string">
            <text:p>t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u" calcext:value-type="string">
            <text:p>u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v" calcext:value-type="string">
            <text:p>v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w" calcext:value-type="string">
            <text:p>w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x" calcext:value-type="string">
            <text:p>x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y" calcext:value-type="string">
            <text:p>y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z" calcext:value-type="string">
            <text:p>z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{" calcext:value-type="string">
            <text:p>{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|" calcext:value-type="string">
            <text:p>|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}" calcext:value-type="string">
            <text:p>}</text:p>
          </table:table-cell>
          <table:table-cell table:number-columns-repeated="65"/>
        </table:table-row>
        <table:table-row table:style-name="ro1">
          <table:table-cell/>
          <table:table-cell table:formula="of:=CHAR(ROW()+25)" office:value-type="string" office:string-value="~" calcext:value-type="string">
            <text:p>~</text:p>
          </table:table-cell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.00.0000</text:date>, <text:time style:data-style-name="N2" text:time-value="11:59:08.52958524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7T12:05:23.217610508</dc:date>
    <meta:editing-duration>PT6M53S</meta:editing-duration>
    <meta:editing-cycles>2</meta:editing-cycles>
    <meta:generator>LibreOffice/5.2.6.2$Linux_X86_64 LibreOffice_project/20m0$Build-2</meta:generator>
    <meta:document-statistic meta:table-count="1" meta:cell-count="586" meta:object-count="0"/>
  </office:meta>
</office:document-meta>
</file>